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spreadord</text:p>
          </table:table-cell>
          <table:table-cell table:style-name="ce1" office:value-type="string" calcext:value-type="string">
            <text:p>Cran ci</text:p>
          </table:table-cell>
          <table:table-cell table:style-name="ce1" office:value-type="string" calcext:value-type="string">
            <text:p>Post ci</text:p>
          </table:table-cell>
          <table:table-cell table:style-name="ce1" office:value-type="string" calcext:value-type="string">
            <text:p>ci MWU</text:p>
          </table:table-cell>
          <table:table-cell table:style-name="ce1" office:value-type="string" calcext:value-type="string">
            <text:p>Cran ri</text:p>
          </table:table-cell>
          <table:table-cell table:style-name="ce1" office:value-type="string" calcext:value-type="string">
            <text:p>Post ri</text:p>
          </table:table-cell>
          <table:table-cell table:style-name="ce1" office:value-type="string" calcext:value-type="string">
            <text:p>ri MWU</text:p>
          </table:table-cell>
          <table:table-cell table:number-columns-repeated="4" office:value-type="string" calcext:value-type="string">
            <text:p>spread</text:p>
          </table:table-cell>
        </table:table-row>
        <table:table-row table:style-name="ro2">
          <table:table-cell office:value-type="string" calcext:value-type="string">
            <text:p>./allain12.cicran</text:p>
          </table:table-cell>
          <table:table-cell office:value-type="float" office:value="2" calcext:value-type="float">
            <text:p>2</text:p>
          </table:table-cell>
          <table:table-cell office:value-type="float" office:value="0.649111" calcext:value-type="float">
            <text:p>0.649111</text:p>
          </table:table-cell>
          <table:table-cell office:value-type="float" office:value="0.674645" calcext:value-type="float">
            <text:p>0.674645</text:p>
          </table:table-cell>
          <table:table-cell office:value-type="float" office:value="0.246672158293206" calcext:value-type="float">
            <text:p>0.2466721583</text:p>
          </table:table-cell>
          <table:table-cell office:value-type="float" office:value="0.72327" calcext:value-type="float">
            <text:p>0.72327</text:p>
          </table:table-cell>
          <table:table-cell office:value-type="float" office:value="0.767541" calcext:value-type="float">
            <text:p>0.767541</text:p>
          </table:table-cell>
          <table:table-cell office:value-type="float" office:value="0.519782901915523" calcext:value-type="float">
            <text:p>0.5197829019</text:p>
          </table:table-cell>
          <table:table-cell office:value-type="string" calcext:value-type="string">
            <text:p>Allai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auropod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/allain.cicran</text:p>
          </table:table-cell>
          <table:table-cell office:value-type="float" office:value="1" calcext:value-type="float">
            <text:p>1</text:p>
          </table:table-cell>
          <table:table-cell office:value-type="float" office:value="0.755914" calcext:value-type="float">
            <text:p>0.755914</text:p>
          </table:table-cell>
          <table:table-cell office:value-type="float" office:value="0.790433" calcext:value-type="float">
            <text:p>0.790433</text:p>
          </table:table-cell>
          <table:table-cell office:value-type="float" office:value="0.413558189674323" calcext:value-type="float">
            <text:p>0.4135581897</text:p>
          </table:table-cell>
          <table:table-cell office:value-type="float" office:value="0.800461" calcext:value-type="float">
            <text:p>0.800461</text:p>
          </table:table-cell>
          <table:table-cell office:value-type="float" office:value="0.795713" calcext:value-type="float">
            <text:p>0.795713</text:p>
          </table:table-cell>
          <table:table-cell office:value-type="float" office:value="0.305576081811141" calcext:value-type="float">
            <text:p>0.3055760818</text:p>
          </table:table-cell>
          <table:table-cell office:value-type="string" calcext:value-type="string">
            <text:p>All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inosaurid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/anderson.cicran</text:p>
          </table:table-cell>
          <table:table-cell office:value-type="float" office:value="3" calcext:value-type="float">
            <text:p>3</text:p>
          </table:table-cell>
          <table:table-cell office:value-type="float" office:value="0.347224" calcext:value-type="float">
            <text:p>0.347224</text:p>
          </table:table-cell>
          <table:table-cell office:value-type="float" office:value="0.366886" calcext:value-type="float">
            <text:p>0.366886</text:p>
          </table:table-cell>
          <table:table-cell office:value-type="float" office:value="0.00014610091776836" calcext:value-type="float">
            <text:p>0.0001461009</text:p>
          </table:table-cell>
          <table:table-cell office:value-type="float" office:value="0.510286" calcext:value-type="float">
            <text:p>0.510286</text:p>
          </table:table-cell>
          <table:table-cell office:value-type="float" office:value="0.552681" calcext:value-type="float">
            <text:p>0.552681</text:p>
          </table:table-cell>
          <table:table-cell office:value-type="float" office:value="0.000000172677374695093" calcext:value-type="float">
            <text:p>1.72677374695093E-007</text:p>
          </table:table-cell>
          <table:table-cell office:value-type="string" calcext:value-type="string">
            <text:p>Anders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atrach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/andres10v2.cicran</text:p>
          </table:table-cell>
          <table:table-cell office:value-type="float" office:value="4" calcext:value-type="float">
            <text:p>4</text:p>
          </table:table-cell>
          <table:table-cell office:value-type="float" office:value="0.718137" calcext:value-type="float">
            <text:p>0.718137</text:p>
          </table:table-cell>
          <table:table-cell office:value-type="float" office:value="0.649386" calcext:value-type="float">
            <text:p>0.649386</text:p>
          </table:table-cell>
          <table:table-cell office:value-type="float" office:value="0.250172299305276" calcext:value-type="float">
            <text:p>0.2501722993</text:p>
          </table:table-cell>
          <table:table-cell office:value-type="float" office:value="0.741912" calcext:value-type="float">
            <text:p>0.741912</text:p>
          </table:table-cell>
          <table:table-cell office:value-type="float" office:value="0.696467" calcext:value-type="float">
            <text:p>0.696467</text:p>
          </table:table-cell>
          <table:table-cell office:value-type="float" office:value="0.509425797538372" calcext:value-type="float">
            <text:p>0.5094257975</text:p>
          </table:table-cell>
          <table:table-cell office:value-type="string" calcext:value-type="string">
            <text:p>Andr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asal Pterosaur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/asher05.cicran</text:p>
          </table:table-cell>
          <table:table-cell office:value-type="float" office:value="5" calcext:value-type="float">
            <text:p>5</text:p>
          </table:table-cell>
          <table:table-cell office:value-type="float" office:value="0.460315" calcext:value-type="float">
            <text:p>0.460315</text:p>
          </table:table-cell>
          <table:table-cell office:value-type="float" office:value="0.403017" calcext:value-type="float">
            <text:p>0.403017</text:p>
          </table:table-cell>
          <table:table-cell office:value-type="float" office:value="0.00000834879987312983" calcext:value-type="float">
            <text:p>8.34879987312983E-006</text:p>
          </table:table-cell>
          <table:table-cell office:value-type="float" office:value="0.608207" calcext:value-type="float">
            <text:p>0.608207</text:p>
          </table:table-cell>
          <table:table-cell office:value-type="float" office:value="0.556111" calcext:value-type="float">
            <text:p>0.556111</text:p>
          </table:table-cell>
          <table:table-cell office:value-type="float" office:value="0.0666366840702381" calcext:value-type="float">
            <text:p>0.0666366841</text:p>
          </table:table-cell>
          <table:table-cell office:value-type="string" calcext:value-type="string">
            <text:p>As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gomorph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/asher06.cicran</text:p>
          </table:table-cell>
          <table:table-cell office:value-type="float" office:value="6" calcext:value-type="float">
            <text:p>6</text:p>
          </table:table-cell>
          <table:table-cell office:value-type="float" office:value="0.487077" calcext:value-type="float">
            <text:p>0.487077</text:p>
          </table:table-cell>
          <table:table-cell office:value-type="float" office:value="0.444697" calcext:value-type="float">
            <text:p>0.444697</text:p>
          </table:table-cell>
          <table:table-cell office:value-type="float" office:value="0.32713908780503" calcext:value-type="float">
            <text:p>0.3271390878</text:p>
          </table:table-cell>
          <table:table-cell office:value-type="float" office:value="0.562937" calcext:value-type="float">
            <text:p>0.562937</text:p>
          </table:table-cell>
          <table:table-cell office:value-type="float" office:value="0.590152" calcext:value-type="float">
            <text:p>0.590152</text:p>
          </table:table-cell>
          <table:table-cell office:value-type="float" office:value="0.953136757155296" calcext:value-type="float">
            <text:p>0.9531367572</text:p>
          </table:table-cell>
          <table:table-cell office:value-type="string" calcext:value-type="string">
            <text:p>Ash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frotheri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./asher07.cicran</text:p>
          </table:table-cell>
          <table:table-cell office:value-type="float" office:value="7" calcext:value-type="float">
            <text:p>7</text:p>
          </table:table-cell>
          <table:table-cell office:value-type="float" office:value="0.304687" calcext:value-type="float">
            <text:p>0.304687</text:p>
          </table:table-cell>
          <table:table-cell office:value-type="float" office:value="0.405966" calcext:value-type="float">
            <text:p>0.405966</text:p>
          </table:table-cell>
          <table:table-cell office:value-type="float" office:value="0.0000000844336710648603" calcext:value-type="float">
            <text:p>8.44336710648603E-008</text:p>
          </table:table-cell>
          <table:table-cell office:value-type="float" office:value="0.469427" calcext:value-type="float">
            <text:p>0.469427</text:p>
          </table:table-cell>
          <table:table-cell office:value-type="float" office:value="0.577364" calcext:value-type="float">
            <text:p>0.577364</text:p>
          </table:table-cell>
          <table:table-cell office:value-type="float" office:value="0.0000000000000350087094251704" calcext:value-type="float">
            <text:p>3.50087094251704E-014</text:p>
          </table:table-cell>
          <table:table-cell office:value-type="string" calcext:value-type="string">
            <text:p>Ash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utheria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./beard.cicran</text:p>
          </table:table-cell>
          <table:table-cell office:value-type="float" office:value="8" calcext:value-type="float">
            <text:p>8</text:p>
          </table:table-cell>
          <table:table-cell office:value-type="float" office:value="0.502572" calcext:value-type="float">
            <text:p>0.502572</text:p>
          </table:table-cell>
          <table:table-cell office:value-type="float" office:value="0.555043" calcext:value-type="float">
            <text:p>0.555043</text:p>
          </table:table-cell>
          <table:table-cell office:value-type="float" office:value="0.0729522732247749" calcext:value-type="float">
            <text:p>0.0729522732</text:p>
          </table:table-cell>
          <table:table-cell office:value-type="float" office:value="0.482676" calcext:value-type="float">
            <text:p>0.482676</text:p>
          </table:table-cell>
          <table:table-cell office:value-type="float" office:value="0.469502" calcext:value-type="float">
            <text:p>0.469502</text:p>
          </table:table-cell>
          <table:table-cell office:value-type="float" office:value="0.847331674095495" calcext:value-type="float">
            <text:p>0.8473316741</text:p>
          </table:table-cell>
          <table:table-cell office:value-type="string" calcext:value-type="string">
            <text:p>Bear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mphipithecidae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./beckred.cicran</text:p>
          </table:table-cell>
          <table:table-cell office:value-type="float" office:value="9" calcext:value-type="float">
            <text:p>9</text:p>
          </table:table-cell>
          <table:table-cell office:value-type="float" office:value="0.531754" calcext:value-type="float">
            <text:p>0.531754</text:p>
          </table:table-cell>
          <table:table-cell office:value-type="float" office:value="0.517272" calcext:value-type="float">
            <text:p>0.517272</text:p>
          </table:table-cell>
          <table:table-cell office:value-type="float" office:value="0.493453549968355" calcext:value-type="float">
            <text:p>0.49345355</text:p>
          </table:table-cell>
          <table:table-cell office:value-type="float" office:value="0.643597" calcext:value-type="float">
            <text:p>0.643597</text:p>
          </table:table-cell>
          <table:table-cell office:value-type="float" office:value="0.658432" calcext:value-type="float">
            <text:p>0.658432</text:p>
          </table:table-cell>
          <table:table-cell office:value-type="float" office:value="0.581904577776523" calcext:value-type="float">
            <text:p>0.5819045778</text:p>
          </table:table-cell>
          <table:table-cell office:value-type="string" calcext:value-type="string">
            <text:p>Bec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rsupiala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./bloch.cicran</text:p>
          </table:table-cell>
          <table:table-cell office:value-type="float" office:value="10" calcext:value-type="float">
            <text:p>10</text:p>
          </table:table-cell>
          <table:table-cell office:value-type="float" office:value="0.531122" calcext:value-type="float">
            <text:p>0.531122</text:p>
          </table:table-cell>
          <table:table-cell office:value-type="float" office:value="0.701913" calcext:value-type="float">
            <text:p>0.701913</text:p>
          </table:table-cell>
          <table:table-cell office:value-type="float" office:value="0.000642585245120196" calcext:value-type="float">
            <text:p>0.0006425852</text:p>
          </table:table-cell>
          <table:table-cell office:value-type="float" office:value="0.438095" calcext:value-type="float">
            <text:p>0.438095</text:p>
          </table:table-cell>
          <table:table-cell office:value-type="float" office:value="0.628415" calcext:value-type="float">
            <text:p>0.628415</text:p>
          </table:table-cell>
          <table:table-cell office:value-type="float" office:value="0.00196632185994358" calcext:value-type="float">
            <text:p>0.0019663219</text:p>
          </table:table-cell>
          <table:table-cell office:value-type="string" calcext:value-type="string">
            <text:p>Bloc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lesiadapiform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./bourdon.cicran</text:p>
          </table:table-cell>
          <table:table-cell office:value-type="float" office:value="11" calcext:value-type="float">
            <text:p>1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07801" calcext:value-type="float">
            <text:p>0.907801</text:p>
          </table:table-cell>
          <table:table-cell office:value-type="float" office:value="0.0652177584309371" calcext:value-type="float">
            <text:p>0.0652177584</text:p>
          </table:table-cell>
          <table:table-cell office:value-type="float" office:value="0.981633" calcext:value-type="float">
            <text:p>0.981633</text:p>
          </table:table-cell>
          <table:table-cell office:value-type="float" office:value="0.928977" calcext:value-type="float">
            <text:p>0.928977</text:p>
          </table:table-cell>
          <table:table-cell office:value-type="float" office:value="0.0582487302364584" calcext:value-type="float">
            <text:p>0.0582487302</text:p>
          </table:table-cell>
          <table:table-cell office:value-type="string" calcext:value-type="string">
            <text:p>Bourd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laeognathae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./brochu.cicran</text:p>
          </table:table-cell>
          <table:table-cell office:value-type="float" office:value="12" calcext:value-type="float">
            <text:p>12</text:p>
          </table:table-cell>
          <table:table-cell office:value-type="float" office:value="0.703216" calcext:value-type="float">
            <text:p>0.703216</text:p>
          </table:table-cell>
          <table:table-cell office:value-type="float" office:value="0.52971" calcext:value-type="float">
            <text:p>0.52971</text:p>
          </table:table-cell>
          <table:table-cell office:value-type="float" office:value="0.00115461131292643" calcext:value-type="float">
            <text:p>0.0011546113</text:p>
          </table:table-cell>
          <table:table-cell office:value-type="float" office:value="0.735638" calcext:value-type="float">
            <text:p>0.735638</text:p>
          </table:table-cell>
          <table:table-cell office:value-type="float" office:value="0.524344" calcext:value-type="float">
            <text:p>0.524344</text:p>
          </table:table-cell>
          <table:table-cell office:value-type="float" office:value="0.000374940607210986" calcext:value-type="float">
            <text:p>0.0003749406</text:p>
          </table:table-cell>
          <table:table-cell office:value-type="string" calcext:value-type="string">
            <text:p>Broch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ocodyloidea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./burns9.cicran</text:p>
          </table:table-cell>
          <table:table-cell office:value-type="float" office:value="13" calcext:value-type="float">
            <text:p>13</text:p>
          </table:table-cell>
          <table:table-cell office:value-type="float" office:value="0.660856" calcext:value-type="float">
            <text:p>0.660856</text:p>
          </table:table-cell>
          <table:table-cell office:value-type="float" office:value="0.660728" calcext:value-type="float">
            <text:p>0.660728</text:p>
          </table:table-cell>
          <table:table-cell office:value-type="float" office:value="0.187763437740433" calcext:value-type="float">
            <text:p>0.1877634377</text:p>
          </table:table-cell>
          <table:table-cell office:value-type="float" office:value="0.680869" calcext:value-type="float">
            <text:p>0.680869</text:p>
          </table:table-cell>
          <table:table-cell office:value-type="float" office:value="0.614368" calcext:value-type="float">
            <text:p>0.614368</text:p>
          </table:table-cell>
          <table:table-cell office:value-type="float" office:value="0.00294622839608602" calcext:value-type="float">
            <text:p>0.0029462284</text:p>
          </table:table-cell>
          <table:table-cell office:value-type="string" calcext:value-type="string">
            <text:p>Burn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nkylosaurs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./butler.cicran</text:p>
          </table:table-cell>
          <table:table-cell office:value-type="float" office:value="14" calcext:value-type="float">
            <text:p>14</text:p>
          </table:table-cell>
          <table:table-cell office:value-type="float" office:value="0.665764" calcext:value-type="float">
            <text:p>0.665764</text:p>
          </table:table-cell>
          <table:table-cell office:value-type="float" office:value="0.692641" calcext:value-type="float">
            <text:p>0.692641</text:p>
          </table:table-cell>
          <table:table-cell office:value-type="float" office:value="0.542748728173228" calcext:value-type="float">
            <text:p>0.5427487282</text:p>
          </table:table-cell>
          <table:table-cell office:value-type="float" office:value="0.701643" calcext:value-type="float">
            <text:p>0.701643</text:p>
          </table:table-cell>
          <table:table-cell office:value-type="float" office:value="0.75795" calcext:value-type="float">
            <text:p>0.75795</text:p>
          </table:table-cell>
          <table:table-cell office:value-type="float" office:value="0.257632930278774" calcext:value-type="float">
            <text:p>0.2576329303</text:p>
          </table:table-cell>
          <table:table-cell office:value-type="string" calcext:value-type="string">
            <text:p>Butl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Ornithischia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./carrano.cicran</text:p>
          </table:table-cell>
          <table:table-cell office:value-type="float" office:value="15" calcext:value-type="float">
            <text:p>15</text:p>
          </table:table-cell>
          <table:table-cell office:value-type="float" office:value="0.924242" calcext:value-type="float">
            <text:p>0.924242</text:p>
          </table:table-cell>
          <table:table-cell office:value-type="float" office:value="0.846491" calcext:value-type="float">
            <text:p>0.846491</text:p>
          </table:table-cell>
          <table:table-cell office:value-type="float" office:value="0.000207245059968973" calcext:value-type="float">
            <text:p>0.000207245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758772" calcext:value-type="float">
            <text:p>0.758772</text:p>
          </table:table-cell>
          <table:table-cell office:value-type="float" office:value="0.0000405471931285136" calcext:value-type="float">
            <text:p>4.05471931285136E-005</text:p>
          </table:table-cell>
          <table:table-cell office:value-type="string" calcext:value-type="string">
            <text:p>Carra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eratosauri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./chengv2.cicran</text:p>
          </table:table-cell>
          <table:table-cell office:value-type="float" office:value="16" calcext:value-type="float">
            <text:p>16</text:p>
          </table:table-cell>
          <table:table-cell office:value-type="float" office:value="0.503221" calcext:value-type="float">
            <text:p>0.503221</text:p>
          </table:table-cell>
          <table:table-cell office:value-type="float" office:value="0.471463" calcext:value-type="float">
            <text:p>0.471463</text:p>
          </table:table-cell>
          <table:table-cell office:value-type="float" office:value="0.453799079091384" calcext:value-type="float">
            <text:p>0.4537990791</text:p>
          </table:table-cell>
          <table:table-cell office:value-type="float" office:value="0.628892" calcext:value-type="float">
            <text:p>0.628892</text:p>
          </table:table-cell>
          <table:table-cell office:value-type="float" office:value="0.677274" calcext:value-type="float">
            <text:p>0.677274</text:p>
          </table:table-cell>
          <table:table-cell office:value-type="float" office:value="0.0377770174980415" calcext:value-type="float">
            <text:p>0.0377770175</text:p>
          </table:table-cell>
          <table:table-cell office:value-type="string" calcext:value-type="string">
            <text:p>Ch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uropterygia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./choo.cicran</text:p>
          </table:table-cell>
          <table:table-cell office:value-type="float" office:value="17" calcext:value-type="float">
            <text:p>17</text:p>
          </table:table-cell>
          <table:table-cell office:value-type="float" office:value="0.550397" calcext:value-type="float">
            <text:p>0.550397</text:p>
          </table:table-cell>
          <table:table-cell office:value-type="float" office:value="0.600412" calcext:value-type="float">
            <text:p>0.600412</text:p>
          </table:table-cell>
          <table:table-cell office:value-type="float" office:value="0.566065155125601" calcext:value-type="float">
            <text:p>0.5660651551</text:p>
          </table:table-cell>
          <table:table-cell office:value-type="float" office:value="0.610026" calcext:value-type="float">
            <text:p>0.610026</text:p>
          </table:table-cell>
          <table:table-cell office:value-type="float" office:value="0.750132" calcext:value-type="float">
            <text:p>0.750132</text:p>
          </table:table-cell>
          <table:table-cell office:value-type="float" office:value="0.021477672085219" calcext:value-type="float">
            <text:p>0.0214776721</text:p>
          </table:table-cell>
          <table:table-cell office:value-type="string" calcext:value-type="string">
            <text:p>Cho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ctinopterygii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./clarke.cicran</text:p>
          </table:table-cell>
          <table:table-cell office:value-type="float" office:value="18" calcext:value-type="float">
            <text:p>18</text:p>
          </table:table-cell>
          <table:table-cell office:value-type="float" office:value="0.774074" calcext:value-type="float">
            <text:p>0.774074</text:p>
          </table:table-cell>
          <table:table-cell office:value-type="float" office:value="0.731678" calcext:value-type="float">
            <text:p>0.731678</text:p>
          </table:table-cell>
          <table:table-cell office:value-type="float" office:value="0.362525516702773" calcext:value-type="float">
            <text:p>0.3625255167</text:p>
          </table:table-cell>
          <table:table-cell office:value-type="float" office:value="0.828598" calcext:value-type="float">
            <text:p>0.828598</text:p>
          </table:table-cell>
          <table:table-cell office:value-type="float" office:value="0.762327" calcext:value-type="float">
            <text:p>0.762327</text:p>
          </table:table-cell>
          <table:table-cell office:value-type="float" office:value="0.274008316381798" calcext:value-type="float">
            <text:p>0.2740083164</text:p>
          </table:table-cell>
          <table:table-cell office:value-type="string" calcext:value-type="string">
            <text:p>Clark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vialae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./depietri.cicran</text:p>
          </table:table-cell>
          <table:table-cell office:value-type="float" office:value="19" calcext:value-type="float">
            <text:p>19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0149982869955631" calcext:value-type="float">
            <text:p>0.01499828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05556" calcext:value-type="float">
            <text:p>0.705556</text:p>
          </table:table-cell>
          <table:table-cell office:value-type="float" office:value="0.100874334393845" calcext:value-type="float">
            <text:p>0.1008743344</text:p>
          </table:table-cell>
          <table:table-cell office:value-type="string" calcext:value-type="string">
            <text:p>DePietr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aradriiformes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./dutel.cicran</text:p>
          </table:table-cell>
          <table:table-cell office:value-type="float" office:value="20" calcext:value-type="float">
            <text:p>20</text:p>
          </table:table-cell>
          <table:table-cell office:value-type="float" office:value="0.566268" calcext:value-type="float">
            <text:p>0.566268</text:p>
          </table:table-cell>
          <table:table-cell office:value-type="float" office:value="0.547971" calcext:value-type="float">
            <text:p>0.547971</text:p>
          </table:table-cell>
          <table:table-cell office:value-type="float" office:value="0.679983992343253" calcext:value-type="float">
            <text:p>0.6799839923</text:p>
          </table:table-cell>
          <table:table-cell office:value-type="float" office:value="0.648403" calcext:value-type="float">
            <text:p>0.648403</text:p>
          </table:table-cell>
          <table:table-cell office:value-type="float" office:value="0.643954" calcext:value-type="float">
            <text:p>0.643954</text:p>
          </table:table-cell>
          <table:table-cell office:value-type="float" office:value="0.564779244644676" calcext:value-type="float">
            <text:p>0.5647792446</text:p>
          </table:table-cell>
          <table:table-cell office:value-type="string" calcext:value-type="string">
            <text:p>Dut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ctinistia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./ezcurra_.cicran</text:p>
          </table:table-cell>
          <table:table-cell office:value-type="float" office:value="21" calcext:value-type="float">
            <text:p>21</text:p>
          </table:table-cell>
          <table:table-cell office:value-type="float" office:value="0.678495" calcext:value-type="float">
            <text:p>0.678495</text:p>
          </table:table-cell>
          <table:table-cell office:value-type="float" office:value="0.767606" calcext:value-type="float">
            <text:p>0.767606</text:p>
          </table:table-cell>
          <table:table-cell office:value-type="float" office:value="0.0352238717334186" calcext:value-type="float">
            <text:p>0.0352238717</text:p>
          </table:table-cell>
          <table:table-cell office:value-type="float" office:value="0.688172" calcext:value-type="float">
            <text:p>0.688172</text:p>
          </table:table-cell>
          <table:table-cell office:value-type="float" office:value="0.784038" calcext:value-type="float">
            <text:p>0.784038</text:p>
          </table:table-cell>
          <table:table-cell office:value-type="float" office:value="0.0695662316426798" calcext:value-type="float">
            <text:p>0.0695662316</text:p>
          </table:table-cell>
          <table:table-cell office:value-type="string" calcext:value-type="string">
            <text:p>Ezcur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elophysoidea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./fried07.cicran</text:p>
          </table:table-cell>
          <table:table-cell office:value-type="float" office:value="22" calcext:value-type="float">
            <text:p>22</text:p>
          </table:table-cell>
          <table:table-cell office:value-type="float" office:value="0.631397" calcext:value-type="float">
            <text:p>0.631397</text:p>
          </table:table-cell>
          <table:table-cell office:value-type="float" office:value="0.690833" calcext:value-type="float">
            <text:p>0.690833</text:p>
          </table:table-cell>
          <table:table-cell office:value-type="float" office:value="0.0100438374573979" calcext:value-type="float">
            <text:p>0.0100438375</text:p>
          </table:table-cell>
          <table:table-cell office:value-type="float" office:value="0.737761" calcext:value-type="float">
            <text:p>0.737761</text:p>
          </table:table-cell>
          <table:table-cell office:value-type="float" office:value="0.735572" calcext:value-type="float">
            <text:p>0.735572</text:p>
          </table:table-cell>
          <table:table-cell office:value-type="float" office:value="0.420983856157689" calcext:value-type="float">
            <text:p>0.4209838562</text:p>
          </table:table-cell>
          <table:table-cell office:value-type="string" calcext:value-type="string">
            <text:p>Friedma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ctinistia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./fried08.cicran</text:p>
          </table:table-cell>
          <table:table-cell office:value-type="float" office:value="23" calcext:value-type="float">
            <text:p>23</text:p>
          </table:table-cell>
          <table:table-cell office:value-type="float" office:value="0.598958" calcext:value-type="float">
            <text:p>0.598958</text:p>
          </table:table-cell>
          <table:table-cell office:value-type="float" office:value="0.594643" calcext:value-type="float">
            <text:p>0.594643</text:p>
          </table:table-cell>
          <table:table-cell office:value-type="float" office:value="0.723635964857045" calcext:value-type="float">
            <text:p>0.7236359649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742347" calcext:value-type="float">
            <text:p>0.742347</text:p>
          </table:table-cell>
          <table:table-cell office:value-type="float" office:value="0.251413473768571" calcext:value-type="float">
            <text:p>0.2514134738</text:p>
          </table:table-cell>
          <table:table-cell office:value-type="string" calcext:value-type="string">
            <text:p>Friedm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euronectiformes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./gaffney.cicran</text:p>
          </table:table-cell>
          <table:table-cell office:value-type="float" office:value="24" calcext:value-type="float">
            <text:p>24</text:p>
          </table:table-cell>
          <table:table-cell office:value-type="float" office:value="0.789006" calcext:value-type="float">
            <text:p>0.789006</text:p>
          </table:table-cell>
          <table:table-cell office:value-type="float" office:value="0.799688" calcext:value-type="float">
            <text:p>0.799688</text:p>
          </table:table-cell>
          <table:table-cell office:value-type="float" office:value="0.487499229482928" calcext:value-type="float">
            <text:p>0.4874992295</text:p>
          </table:table-cell>
          <table:table-cell office:value-type="float" office:value="0.805739" calcext:value-type="float">
            <text:p>0.805739</text:p>
          </table:table-cell>
          <table:table-cell office:value-type="float" office:value="0.821083" calcext:value-type="float">
            <text:p>0.821083</text:p>
          </table:table-cell>
          <table:table-cell office:value-type="float" office:value="0.616765022335939" calcext:value-type="float">
            <text:p>0.6167650223</text:p>
          </table:table-cell>
          <table:table-cell office:value-type="string" calcext:value-type="string">
            <text:p>Gaffne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othremydidae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./gates.cicran</text:p>
          </table:table-cell>
          <table:table-cell office:value-type="float" office:value="25" calcext:value-type="float">
            <text:p>25</text:p>
          </table:table-cell>
          <table:table-cell office:value-type="float" office:value="0.679235" calcext:value-type="float">
            <text:p>0.679235</text:p>
          </table:table-cell>
          <table:table-cell office:value-type="float" office:value="0.673611" calcext:value-type="float">
            <text:p>0.673611</text:p>
          </table:table-cell>
          <table:table-cell office:value-type="float" office:value="0.837605162658947" calcext:value-type="float">
            <text:p>0.8376051627</text:p>
          </table:table-cell>
          <table:table-cell office:value-type="float" office:value="0.655464" calcext:value-type="float">
            <text:p>0.655464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402334130442352" calcext:value-type="float">
            <text:p>0.4023341304</text:p>
          </table:table-cell>
          <table:table-cell office:value-type="string" calcext:value-type="string">
            <text:p>Gat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adrosaurinae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./gaubert.cicran</text:p>
          </table:table-cell>
          <table:table-cell office:value-type="float" office:value="26" calcext:value-type="float">
            <text:p>26</text:p>
          </table:table-cell>
          <table:table-cell office:value-type="float" office:value="0.266396" calcext:value-type="float">
            <text:p>0.266396</text:p>
          </table:table-cell>
          <table:table-cell office:value-type="float" office:value="0.218986" calcext:value-type="float">
            <text:p>0.218986</text:p>
          </table:table-cell>
          <table:table-cell office:value-type="float" office:value="0.0170866495984274" calcext:value-type="float">
            <text:p>0.0170866496</text:p>
          </table:table-cell>
          <table:table-cell office:value-type="float" office:value="0.226793" calcext:value-type="float">
            <text:p>0.226793</text:p>
          </table:table-cell>
          <table:table-cell office:value-type="float" office:value="0.274261" calcext:value-type="float">
            <text:p>0.274261</text:p>
          </table:table-cell>
          <table:table-cell office:value-type="float" office:value="0.0598758901054244" calcext:value-type="float">
            <text:p>0.0598758901</text:p>
          </table:table-cell>
          <table:table-cell office:value-type="string" calcext:value-type="string">
            <text:p>Gauber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eliformia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./gaudin.cicran</text:p>
          </table:table-cell>
          <table:table-cell office:value-type="float" office:value="27" calcext:value-type="float">
            <text:p>27</text:p>
          </table:table-cell>
          <table:table-cell office:value-type="float" office:value="0.597579" calcext:value-type="float">
            <text:p>0.597579</text:p>
          </table:table-cell>
          <table:table-cell office:value-type="float" office:value="0.657812" calcext:value-type="float">
            <text:p>0.657812</text:p>
          </table:table-cell>
          <table:table-cell office:value-type="float" office:value="0.129696716502359" calcext:value-type="float">
            <text:p>0.1296967165</text:p>
          </table:table-cell>
          <table:table-cell office:value-type="float" office:value="0.595138" calcext:value-type="float">
            <text:p>0.595138</text:p>
          </table:table-cell>
          <table:table-cell office:value-type="float" office:value="0.636517" calcext:value-type="float">
            <text:p>0.636517</text:p>
          </table:table-cell>
          <table:table-cell office:value-type="float" office:value="0.182070787844217" calcext:value-type="float">
            <text:p>0.1820707878</text:p>
          </table:table-cell>
          <table:table-cell office:value-type="string" calcext:value-type="string">
            <text:p>Gaudi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holidota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./godefroit.cicran</text:p>
          </table:table-cell>
          <table:table-cell office:value-type="float" office:value="28" calcext:value-type="float">
            <text:p>28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0.974747827590216" calcext:value-type="float">
            <text:p>0.9747478276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74243297864103" calcext:value-type="float">
            <text:p>0.8742432979</text:p>
          </table:table-cell>
          <table:table-cell office:value-type="string" calcext:value-type="string">
            <text:p>Godefroi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adrosauridae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./hillr.cicran</text:p>
          </table:table-cell>
          <table:table-cell office:value-type="float" office:value="29" calcext:value-type="float">
            <text:p>29</text:p>
          </table:table-cell>
          <table:table-cell office:value-type="float" office:value="0.654771" calcext:value-type="float">
            <text:p>0.654771</text:p>
          </table:table-cell>
          <table:table-cell office:value-type="float" office:value="0.729" calcext:value-type="float">
            <text:p>0.729</text:p>
          </table:table-cell>
          <table:table-cell office:value-type="float" office:value="0.00000970912438710227" calcext:value-type="float">
            <text:p>9.70912438710227E-006</text:p>
          </table:table-cell>
          <table:table-cell office:value-type="float" office:value="0.751181" calcext:value-type="float">
            <text:p>0.751181</text:p>
          </table:table-cell>
          <table:table-cell office:value-type="float" office:value="0.817222" calcext:value-type="float">
            <text:p>0.817222</text:p>
          </table:table-cell>
          <table:table-cell office:value-type="float" office:value="0.000000486592161869566" calcext:value-type="float">
            <text:p>4.86592161869566E-007</text:p>
          </table:table-cell>
          <table:table-cell office:value-type="string" calcext:value-type="string">
            <text:p>Hil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mniota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./hilton.cicran</text:p>
          </table:table-cell>
          <table:table-cell office:value-type="float" office:value="30" calcext:value-type="float">
            <text:p>30</text:p>
          </table:table-cell>
          <table:table-cell office:value-type="float" office:value="0.751344" calcext:value-type="float">
            <text:p>0.751344</text:p>
          </table:table-cell>
          <table:table-cell office:value-type="float" office:value="0.740196" calcext:value-type="float">
            <text:p>0.740196</text:p>
          </table:table-cell>
          <table:table-cell office:value-type="float" office:value="0.876970518717271" calcext:value-type="float">
            <text:p>0.8769705187</text:p>
          </table:table-cell>
          <table:table-cell office:value-type="float" office:value="0.774424" calcext:value-type="float">
            <text:p>0.774424</text:p>
          </table:table-cell>
          <table:table-cell office:value-type="float" office:value="0.670868" calcext:value-type="float">
            <text:p>0.670868</text:p>
          </table:table-cell>
          <table:table-cell office:value-type="float" office:value="0.51043483333381" calcext:value-type="float">
            <text:p>0.5104348333</text:p>
          </table:table-cell>
          <table:table-cell office:value-type="string" calcext:value-type="string">
            <text:p>Hilt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cipenseriformes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./hollandn.cicran</text:p>
          </table:table-cell>
          <table:table-cell office:value-type="float" office:value="31" calcext:value-type="float">
            <text:p>31</text:p>
          </table:table-cell>
          <table:table-cell office:value-type="float" office:value="0.842593" calcext:value-type="float">
            <text:p>0.842593</text:p>
          </table:table-cell>
          <table:table-cell office:value-type="float" office:value="0.77439" calcext:value-type="float">
            <text:p>0.77439</text:p>
          </table:table-cell>
          <table:table-cell office:value-type="float" office:value="0.0664746055066806" calcext:value-type="float">
            <text:p>0.0664746055</text:p>
          </table:table-cell>
          <table:table-cell office:value-type="float" office:value="0.835031" calcext:value-type="float">
            <text:p>0.835031</text:p>
          </table:table-cell>
          <table:table-cell office:value-type="float" office:value="0.709553" calcext:value-type="float">
            <text:p>0.709553</text:p>
          </table:table-cell>
          <table:table-cell office:value-type="float" office:value="0.0478303619311916" calcext:value-type="float">
            <text:p>0.0478303619</text:p>
          </table:table-cell>
          <table:table-cell office:value-type="string" calcext:value-type="string">
            <text:p>Hollan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etrapodomorpha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./hosp.cicran</text:p>
          </table:table-cell>
          <table:table-cell office:value-type="float" office:value="32" calcext:value-type="float">
            <text:p>32</text:p>
          </table:table-cell>
          <table:table-cell office:value-type="float" office:value="0.539286" calcext:value-type="float">
            <text:p>0.539286</text:p>
          </table:table-cell>
          <table:table-cell office:value-type="float" office:value="0.616667" calcext:value-type="float">
            <text:p>0.616667</text:p>
          </table:table-cell>
          <table:table-cell office:value-type="float" office:value="0.499787037043045" calcext:value-type="float">
            <text:p>0.499787037</text:p>
          </table:table-cell>
          <table:table-cell office:value-type="float" office:value="0.692044" calcext:value-type="float">
            <text:p>0.692044</text:p>
          </table:table-cell>
          <table:table-cell office:value-type="float" office:value="0.658696" calcext:value-type="float">
            <text:p>0.658696</text:p>
          </table:table-cell>
          <table:table-cell office:value-type="float" office:value="0.843492902900657" calcext:value-type="float">
            <text:p>0.8434929029</text:p>
          </table:table-cell>
          <table:table-cell office:value-type="string" calcext:value-type="string">
            <text:p>Hospitalech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phenisciformes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./hurley.cicran</text:p>
          </table:table-cell>
          <table:table-cell office:value-type="float" office:value="33" calcext:value-type="float">
            <text:p>33</text:p>
          </table:table-cell>
          <table:table-cell office:value-type="float" office:value="0.631866" calcext:value-type="float">
            <text:p>0.631866</text:p>
          </table:table-cell>
          <table:table-cell office:value-type="float" office:value="0.605506" calcext:value-type="float">
            <text:p>0.605506</text:p>
          </table:table-cell>
          <table:table-cell office:value-type="float" office:value="0.877924387121642" calcext:value-type="float">
            <text:p>0.8779243871</text:p>
          </table:table-cell>
          <table:table-cell office:value-type="float" office:value="0.730803" calcext:value-type="float">
            <text:p>0.730803</text:p>
          </table:table-cell>
          <table:table-cell office:value-type="float" office:value="0.716858" calcext:value-type="float">
            <text:p>0.716858</text:p>
          </table:table-cell>
          <table:table-cell office:value-type="float" office:value="0.51286793554474" calcext:value-type="float">
            <text:p>0.5128679355</text:p>
          </table:table-cell>
          <table:table-cell office:value-type="string" calcext:value-type="string">
            <text:p>Hurle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ctinopterygii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./inamura.cicran</text:p>
          </table:table-cell>
          <table:table-cell office:value-type="float" office:value="34" calcext:value-type="float">
            <text:p>34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0.143026715271999" calcext:value-type="float">
            <text:p>0.1430267153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14076458016629" calcext:value-type="float">
            <text:p>0.1407645802</text:p>
          </table:table-cell>
          <table:table-cell office:value-type="string" calcext:value-type="string">
            <text:p>Inamur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ttoidei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./ji13v2.cicran</text:p>
          </table:table-cell>
          <table:table-cell office:value-type="float" office:value="35" calcext:value-type="float">
            <text:p>35</text:p>
          </table:table-cell>
          <table:table-cell office:value-type="float" office:value="0.654514" calcext:value-type="float">
            <text:p>0.654514</text:p>
          </table:table-cell>
          <table:table-cell office:value-type="float" office:value="0.807855" calcext:value-type="float">
            <text:p>0.807855</text:p>
          </table:table-cell>
          <table:table-cell office:value-type="float" office:value="5.85512882408301E-015" calcext:value-type="float">
            <text:p>5.85512882408301E-015</text:p>
          </table:table-cell>
          <table:table-cell office:value-type="float" office:value="0.747605" calcext:value-type="float">
            <text:p>0.747605</text:p>
          </table:table-cell>
          <table:table-cell office:value-type="float" office:value="0.872979" calcext:value-type="float">
            <text:p>0.872979</text:p>
          </table:table-cell>
          <table:table-cell office:value-type="float" office:value="5.00332473920344E-016" calcext:value-type="float">
            <text:p>5.00332473920344E-016</text:p>
          </table:table-cell>
          <table:table-cell office:value-type="string" calcext:value-type="string">
            <text:p>J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chthyosauria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./leered.cicran</text:p>
          </table:table-cell>
          <table:table-cell office:value-type="float" office:value="36" calcext:value-type="float">
            <text:p>36</text:p>
          </table:table-cell>
          <table:table-cell office:value-type="float" office:value="0.627086" calcext:value-type="float">
            <text:p>0.627086</text:p>
          </table:table-cell>
          <table:table-cell office:value-type="float" office:value="0.569444" calcext:value-type="float">
            <text:p>0.569444</text:p>
          </table:table-cell>
          <table:table-cell office:value-type="float" office:value="0.386725837902042" calcext:value-type="float">
            <text:p>0.3867258379</text:p>
          </table:table-cell>
          <table:table-cell office:value-type="float" office:value="0.662025" calcext:value-type="float">
            <text:p>0.662025</text:p>
          </table:table-cell>
          <table:table-cell office:value-type="float" office:value="0.626447" calcext:value-type="float">
            <text:p>0.626447</text:p>
          </table:table-cell>
          <table:table-cell office:value-type="float" office:value="0.360961899545331" calcext:value-type="float">
            <text:p>0.3609618995</text:p>
          </table:table-cell>
          <table:table-cell office:value-type="string" calcext:value-type="string">
            <text:p>Le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erpentes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./li07.cicran</text:p>
          </table:table-cell>
          <table:table-cell office:value-type="float" office:value="37" calcext:value-type="float">
            <text:p>37</text:p>
          </table:table-cell>
          <table:table-cell office:value-type="float" office:value="0.64398" calcext:value-type="float">
            <text:p>0.64398</text:p>
          </table:table-cell>
          <table:table-cell office:value-type="float" office:value="0.614445" calcext:value-type="float">
            <text:p>0.614445</text:p>
          </table:table-cell>
          <table:table-cell office:value-type="float" office:value="0.244634164136976" calcext:value-type="float">
            <text:p>0.2446341641</text:p>
          </table:table-cell>
          <table:table-cell office:value-type="float" office:value="0.666919" calcext:value-type="float">
            <text:p>0.666919</text:p>
          </table:table-cell>
          <table:table-cell office:value-type="float" office:value="0.608951" calcext:value-type="float">
            <text:p>0.608951</text:p>
          </table:table-cell>
          <table:table-cell office:value-type="float" office:value="0.19422418275586" calcext:value-type="float">
            <text:p>0.1942241828</text:p>
          </table:table-cell>
          <table:table-cell office:value-type="string" calcext:value-type="string">
            <text:p>L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quamata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./lister.cicran</text:p>
          </table:table-cell>
          <table:table-cell office:value-type="float" office:value="38" calcext:value-type="float">
            <text:p>38</text:p>
          </table:table-cell>
          <table:table-cell office:value-type="float" office:value="0.778118" calcext:value-type="float">
            <text:p>0.778118</text:p>
          </table:table-cell>
          <table:table-cell office:value-type="float" office:value="0.658943" calcext:value-type="float">
            <text:p>0.658943</text:p>
          </table:table-cell>
          <table:table-cell office:value-type="float" office:value="0.000000000408724899419516" calcext:value-type="float">
            <text:p>4.08724899419516E-010</text:p>
          </table:table-cell>
          <table:table-cell office:value-type="float" office:value="0.612812" calcext:value-type="float">
            <text:p>0.612812</text:p>
          </table:table-cell>
          <table:table-cell office:value-type="float" office:value="0.45935" calcext:value-type="float">
            <text:p>0.45935</text:p>
          </table:table-cell>
          <table:table-cell office:value-type="float" office:value="0.0000219833123467732" calcext:value-type="float">
            <text:p>2.19833123467732E-005</text:p>
          </table:table-cell>
          <table:table-cell office:value-type="string" calcext:value-type="string">
            <text:p>List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ervidae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./lopez.cicran</text:p>
          </table:table-cell>
          <table:table-cell office:value-type="float" office:value="39" calcext:value-type="float">
            <text:p>39</text:p>
          </table:table-cell>
          <table:table-cell office:value-type="float" office:value="0.612484" calcext:value-type="float">
            <text:p>0.612484</text:p>
          </table:table-cell>
          <table:table-cell office:value-type="float" office:value="0.488866" calcext:value-type="float">
            <text:p>0.488866</text:p>
          </table:table-cell>
          <table:table-cell office:value-type="float" office:value="7.68453021125272E-016" calcext:value-type="float">
            <text:p>7.68453021125272E-016</text:p>
          </table:table-cell>
          <table:table-cell office:value-type="float" office:value="0.747809" calcext:value-type="float">
            <text:p>0.747809</text:p>
          </table:table-cell>
          <table:table-cell office:value-type="float" office:value="0.638919" calcext:value-type="float">
            <text:p>0.638919</text:p>
          </table:table-cell>
          <table:table-cell office:value-type="float" office:value="1.20982143563734E-019" calcext:value-type="float">
            <text:p>1.20982143563734E-019</text:p>
          </table:table-cell>
          <table:table-cell office:value-type="string" calcext:value-type="string">
            <text:p>Lopez-Arbarell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inglymodi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./lu09.cicran</text:p>
          </table:table-cell>
          <table:table-cell office:value-type="float" office:value="40" calcext:value-type="float">
            <text:p>40</text:p>
          </table:table-cell>
          <table:table-cell office:value-type="float" office:value="0.695147" calcext:value-type="float">
            <text:p>0.695147</text:p>
          </table:table-cell>
          <table:table-cell office:value-type="float" office:value="0.571724" calcext:value-type="float">
            <text:p>0.571724</text:p>
          </table:table-cell>
          <table:table-cell office:value-type="float" office:value="1.55241823293812E-090" calcext:value-type="float">
            <text:p>1.55241823293812E-090</text:p>
          </table:table-cell>
          <table:table-cell office:value-type="float" office:value="0.796836" calcext:value-type="float">
            <text:p>0.796836</text:p>
          </table:table-cell>
          <table:table-cell office:value-type="float" office:value="0.761298" calcext:value-type="float">
            <text:p>0.761298</text:p>
          </table:table-cell>
          <table:table-cell office:value-type="float" office:value="5.74731466159992E-045" calcext:value-type="float">
            <text:p>5.74731466159992E-045</text:p>
          </table:table-cell>
          <table:table-cell office:value-type="string" calcext:value-type="string">
            <text:p>L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terosauria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./lu13.cicran</text:p>
          </table:table-cell>
          <table:table-cell office:value-type="float" office:value="41" calcext:value-type="float">
            <text:p>41</text:p>
          </table:table-cell>
          <table:table-cell office:value-type="float" office:value="0.837191" calcext:value-type="float">
            <text:p>0.837191</text:p>
          </table:table-cell>
          <table:table-cell office:value-type="float" office:value="0.581401" calcext:value-type="float">
            <text:p>0.581401</text:p>
          </table:table-cell>
          <table:table-cell office:value-type="float" office:value="5.51358296098752E-017" calcext:value-type="float">
            <text:p>5.51358296098752E-017</text:p>
          </table:table-cell>
          <table:table-cell office:value-type="float" office:value="0.809182" calcext:value-type="float">
            <text:p>0.809182</text:p>
          </table:table-cell>
          <table:table-cell office:value-type="float" office:value="0.464976" calcext:value-type="float">
            <text:p>0.464976</text:p>
          </table:table-cell>
          <table:table-cell office:value-type="float" office:value="6.0758761292999E-017" calcext:value-type="float">
            <text:p>6.0758761292999E-017</text:p>
          </table:table-cell>
          <table:table-cell office:value-type="string" calcext:value-type="string">
            <text:p>L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viraptoridae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./lyson2.cicran</text:p>
          </table:table-cell>
          <table:table-cell office:value-type="float" office:value="42" calcext:value-type="float">
            <text:p>42</text:p>
          </table:table-cell>
          <table:table-cell office:value-type="float" office:value="0.752688" calcext:value-type="float">
            <text:p>0.752688</text:p>
          </table:table-cell>
          <table:table-cell office:value-type="float" office:value="0.754902" calcext:value-type="float">
            <text:p>0.754902</text:p>
          </table:table-cell>
          <table:table-cell office:value-type="float" office:value="0.971688762506281" calcext:value-type="float">
            <text:p>0.9716887625</text:p>
          </table:table-cell>
          <table:table-cell office:value-type="float" office:value="0.688172" calcext:value-type="float">
            <text:p>0.688172</text:p>
          </table:table-cell>
          <table:table-cell office:value-type="float" office:value="0.696078" calcext:value-type="float">
            <text:p>0.696078</text:p>
          </table:table-cell>
          <table:table-cell office:value-type="float" office:value="0.843696303191641" calcext:value-type="float">
            <text:p>0.8436963032</text:p>
          </table:table-cell>
          <table:table-cell office:value-type="string" calcext:value-type="string">
            <text:p>Lys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aenidae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./manegold.cicran</text:p>
          </table:table-cell>
          <table:table-cell office:value-type="float" office:value="43" calcext:value-type="float">
            <text:p>43</text:p>
          </table:table-cell>
          <table:table-cell office:value-type="float" office:value="0.815575" calcext:value-type="float">
            <text:p>0.815575</text:p>
          </table:table-cell>
          <table:table-cell office:value-type="float" office:value="0.646889" calcext:value-type="float">
            <text:p>0.646889</text:p>
          </table:table-cell>
          <table:table-cell office:value-type="float" office:value="0.0000000000161110369958681" calcext:value-type="float">
            <text:p>1.61110369958681E-011</text:p>
          </table:table-cell>
          <table:table-cell office:value-type="float" office:value="0.925649" calcext:value-type="float">
            <text:p>0.925649</text:p>
          </table:table-cell>
          <table:table-cell office:value-type="float" office:value="0.820097" calcext:value-type="float">
            <text:p>0.820097</text:p>
          </table:table-cell>
          <table:table-cell office:value-type="float" office:value="0.000000000177412796246482" calcext:value-type="float">
            <text:p>1.77412796246482E-010</text:p>
          </table:table-cell>
          <table:table-cell office:value-type="string" calcext:value-type="string">
            <text:p>Manego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cida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./martinelli.cicran</text:p>
          </table:table-cell>
          <table:table-cell office:value-type="float" office:value="44" calcext:value-type="float">
            <text:p>44</text:p>
          </table:table-cell>
          <table:table-cell office:value-type="float" office:value="0.789521" calcext:value-type="float">
            <text:p>0.789521</text:p>
          </table:table-cell>
          <table:table-cell office:value-type="float" office:value="0.778431" calcext:value-type="float">
            <text:p>0.778431</text:p>
          </table:table-cell>
          <table:table-cell office:value-type="float" office:value="0.362682520556563" calcext:value-type="float">
            <text:p>0.3626825206</text:p>
          </table:table-cell>
          <table:table-cell office:value-type="float" office:value="0.75611" calcext:value-type="float">
            <text:p>0.75611</text:p>
          </table:table-cell>
          <table:table-cell office:value-type="float" office:value="0.812418" calcext:value-type="float">
            <text:p>0.812418</text:p>
          </table:table-cell>
          <table:table-cell office:value-type="float" office:value="0.510145979736963" calcext:value-type="float">
            <text:p>0.5101459797</text:p>
          </table:table-cell>
          <table:table-cell office:value-type="string" calcext:value-type="string">
            <text:p>Martinell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ctidosauria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./martinez.cicran</text:p>
          </table:table-cell>
          <table:table-cell office:value-type="float" office:value="45" calcext:value-type="float">
            <text:p>45</text:p>
          </table:table-cell>
          <table:table-cell office:value-type="float" office:value="0.779762" calcext:value-type="float">
            <text:p>0.779762</text:p>
          </table:table-cell>
          <table:table-cell office:value-type="float" office:value="0.677381" calcext:value-type="float">
            <text:p>0.677381</text:p>
          </table:table-cell>
          <table:table-cell office:value-type="float" office:value="0.103085454095884" calcext:value-type="float">
            <text:p>0.1030854541</text:p>
          </table:table-cell>
          <table:table-cell office:value-type="float" office:value="0.75" calcext:value-type="float">
            <text:p>0.75</text:p>
          </table:table-cell>
          <table:table-cell office:value-type="float" office:value="0.563095" calcext:value-type="float">
            <text:p>0.563095</text:p>
          </table:table-cell>
          <table:table-cell office:value-type="float" office:value="0.0361096280822937" calcext:value-type="float">
            <text:p>0.0361096281</text:p>
          </table:table-cell>
          <table:table-cell office:value-type="string" calcext:value-type="string">
            <text:p>Martine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inosauria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./matsu.cicran</text:p>
          </table:table-cell>
          <table:table-cell office:value-type="float" office:value="46" calcext:value-type="float">
            <text:p>46</text:p>
          </table:table-cell>
          <table:table-cell office:value-type="float" office:value="0.70402" calcext:value-type="float">
            <text:p>0.70402</text:p>
          </table:table-cell>
          <table:table-cell office:value-type="float" office:value="0.558025" calcext:value-type="float">
            <text:p>0.558025</text:p>
          </table:table-cell>
          <table:table-cell office:value-type="float" office:value="3.71720937866798E-016" calcext:value-type="float">
            <text:p>3.71720937866798E-016</text:p>
          </table:table-cell>
          <table:table-cell office:value-type="float" office:value="0.739699" calcext:value-type="float">
            <text:p>0.739699</text:p>
          </table:table-cell>
          <table:table-cell office:value-type="float" office:value="0.523513" calcext:value-type="float">
            <text:p>0.523513</text:p>
          </table:table-cell>
          <table:table-cell office:value-type="float" office:value="4.04151538265237E-020" calcext:value-type="float">
            <text:p>4.04151538265237E-020</text:p>
          </table:table-cell>
          <table:table-cell office:value-type="string" calcext:value-type="string">
            <text:p>Matsumo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horistodera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./mauricio.cicran</text:p>
          </table:table-cell>
          <table:table-cell office:value-type="float" office:value="47" calcext:value-type="float">
            <text:p>47</text:p>
          </table:table-cell>
          <table:table-cell office:value-type="float" office:value="0.645945" calcext:value-type="float">
            <text:p>0.645945</text:p>
          </table:table-cell>
          <table:table-cell office:value-type="float" office:value="0.653711" calcext:value-type="float">
            <text:p>0.653711</text:p>
          </table:table-cell>
          <table:table-cell office:value-type="float" office:value="0.0113534987232029" calcext:value-type="float">
            <text:p>0.0113534987</text:p>
          </table:table-cell>
          <table:table-cell office:value-type="float" office:value="0.808781" calcext:value-type="float">
            <text:p>0.808781</text:p>
          </table:table-cell>
          <table:table-cell office:value-type="float" office:value="0.79908" calcext:value-type="float">
            <text:p>0.79908</text:p>
          </table:table-cell>
          <table:table-cell office:value-type="float" office:value="0.0401582190898276" calcext:value-type="float">
            <text:p>0.0401582191</text:p>
          </table:table-cell>
          <table:table-cell office:value-type="string" calcext:value-type="string">
            <text:p>Maurici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hynocriptidae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./mayr10nite.cicran</text:p>
          </table:table-cell>
          <table:table-cell office:value-type="float" office:value="49" calcext:value-type="float">
            <text:p>49</text:p>
          </table:table-cell>
          <table:table-cell office:value-type="float" office:value="0.735294" calcext:value-type="float">
            <text:p>0.735294</text:p>
          </table:table-cell>
          <table:table-cell office:value-type="float" office:value="0.735185" calcext:value-type="float">
            <text:p>0.735185</text:p>
          </table:table-cell>
          <table:table-cell office:value-type="float" office:value="0.910341138925219" calcext:value-type="float">
            <text:p>0.9103411389</text:p>
          </table:table-cell>
          <table:table-cell office:value-type="float" office:value="0.789216" calcext:value-type="float">
            <text:p>0.789216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587872410053637" calcext:value-type="float">
            <text:p>0.5878724101</text:p>
          </table:table-cell>
          <table:table-cell office:value-type="string" calcext:value-type="string">
            <text:p>May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asal Psittaciformes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./mayr10v3.cicran</text:p>
          </table:table-cell>
          <table:table-cell office:value-type="float" office:value="48" calcext:value-type="float">
            <text:p>48</text:p>
          </table:table-cell>
          <table:table-cell office:value-type="float" office:value="0.540667" calcext:value-type="float">
            <text:p>0.540667</text:p>
          </table:table-cell>
          <table:table-cell office:value-type="float" office:value="0.455578" calcext:value-type="float">
            <text:p>0.455578</text:p>
          </table:table-cell>
          <table:table-cell office:value-type="float" office:value="0.0250591184836739" calcext:value-type="float">
            <text:p>0.0250591185</text:p>
          </table:table-cell>
          <table:table-cell office:value-type="float" office:value="0.62097" calcext:value-type="float">
            <text:p>0.62097</text:p>
          </table:table-cell>
          <table:table-cell office:value-type="float" office:value="0.565105" calcext:value-type="float">
            <text:p>0.565105</text:p>
          </table:table-cell>
          <table:table-cell office:value-type="float" office:value="0.100922619284179" calcext:value-type="float">
            <text:p>0.1009226193</text:p>
          </table:table-cell>
          <table:table-cell office:value-type="string" calcext:value-type="string">
            <text:p>May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primulgiformes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./mayr11pv2.cicran</text:p>
          </table:table-cell>
          <table:table-cell office:value-type="float" office:value="50" calcext:value-type="float">
            <text:p>50</text:p>
          </table:table-cell>
          <table:table-cell office:value-type="float" office:value="0.569444" calcext:value-type="float">
            <text:p>0.569444</text:p>
          </table:table-cell>
          <table:table-cell office:value-type="float" office:value="0.418503" calcext:value-type="float">
            <text:p>0.418503</text:p>
          </table:table-cell>
          <table:table-cell office:value-type="float" office:value="6.11084292415446E-018" calcext:value-type="float">
            <text:p>6.11084292415446E-018</text:p>
          </table:table-cell>
          <table:table-cell office:value-type="float" office:value="0.705489" calcext:value-type="float">
            <text:p>0.705489</text:p>
          </table:table-cell>
          <table:table-cell office:value-type="float" office:value="0.600759" calcext:value-type="float">
            <text:p>0.600759</text:p>
          </table:table-cell>
          <table:table-cell office:value-type="float" office:value="2.82303109316726E-020" calcext:value-type="float">
            <text:p>2.82303109316726E-020</text:p>
          </table:table-cell>
          <table:table-cell office:value-type="string" calcext:value-type="string">
            <text:p>May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elagornithidae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./mueller.cicran</text:p>
          </table:table-cell>
          <table:table-cell office:value-type="float" office:value="51" calcext:value-type="float">
            <text:p>51</text:p>
          </table:table-cell>
          <table:table-cell office:value-type="float" office:value="0.478571" calcext:value-type="float">
            <text:p>0.478571</text:p>
          </table:table-cell>
          <table:table-cell office:value-type="float" office:value="0.309022" calcext:value-type="float">
            <text:p>0.309022</text:p>
          </table:table-cell>
          <table:table-cell office:value-type="float" office:value="0.00281840508615657" calcext:value-type="float">
            <text:p>0.0028184051</text:p>
          </table:table-cell>
          <table:table-cell office:value-type="float" office:value="0.515621" calcext:value-type="float">
            <text:p>0.515621</text:p>
          </table:table-cell>
          <table:table-cell office:value-type="float" office:value="0.304073" calcext:value-type="float">
            <text:p>0.304073</text:p>
          </table:table-cell>
          <table:table-cell office:value-type="float" office:value="0.00119711853224925" calcext:value-type="float">
            <text:p>0.0011971185</text:p>
          </table:table-cell>
          <table:table-cell office:value-type="string" calcext:value-type="string">
            <text:p>Mull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eptiles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./nesbitt09.cicran</text:p>
          </table:table-cell>
          <table:table-cell office:value-type="float" office:value="52" calcext:value-type="float">
            <text:p>52</text:p>
          </table:table-cell>
          <table:table-cell office:value-type="float" office:value="0.540264" calcext:value-type="float">
            <text:p>0.540264</text:p>
          </table:table-cell>
          <table:table-cell office:value-type="float" office:value="0.603286" calcext:value-type="float">
            <text:p>0.603286</text:p>
          </table:table-cell>
          <table:table-cell office:value-type="float" office:value="1.17335406072481E-017" calcext:value-type="float">
            <text:p>1.17335406072481E-017</text:p>
          </table:table-cell>
          <table:table-cell office:value-type="float" office:value="0.61018" calcext:value-type="float">
            <text:p>0.61018</text:p>
          </table:table-cell>
          <table:table-cell office:value-type="float" office:value="0.711604" calcext:value-type="float">
            <text:p>0.711604</text:p>
          </table:table-cell>
          <table:table-cell office:value-type="float" office:value="1.30464767623128E-032" calcext:value-type="float">
            <text:p>1.30464767623128E-032</text:p>
          </table:table-cell>
          <table:table-cell office:value-type="string" calcext:value-type="string">
            <text:p>Nesbit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arly Dinosaurs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./nesbitt1155.cicran</text:p>
          </table:table-cell>
          <table:table-cell office:value-type="float" office:value="53" calcext:value-type="float">
            <text:p>53</text:p>
          </table:table-cell>
          <table:table-cell office:value-type="float" office:value="0.575817" calcext:value-type="float">
            <text:p>0.575817</text:p>
          </table:table-cell>
          <table:table-cell office:value-type="float" office:value="0.562314" calcext:value-type="float">
            <text:p>0.562314</text:p>
          </table:table-cell>
          <table:table-cell office:value-type="float" office:value="0.444900053348013" calcext:value-type="float">
            <text:p>0.4449000533</text:p>
          </table:table-cell>
          <table:table-cell office:value-type="float" office:value="0.713367" calcext:value-type="float">
            <text:p>0.713367</text:p>
          </table:table-cell>
          <table:table-cell office:value-type="float" office:value="0.759913" calcext:value-type="float">
            <text:p>0.759913</text:p>
          </table:table-cell>
          <table:table-cell office:value-type="float" office:value="0.000177331705962456" calcext:value-type="float">
            <text:p>0.0001773317</text:p>
          </table:table-cell>
          <table:table-cell office:value-type="string" calcext:value-type="string">
            <text:p>Nesbit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rchosaurs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./nesbitt97.cicran</text:p>
          </table:table-cell>
          <table:table-cell office:value-type="float" office:value="54" calcext:value-type="float">
            <text:p>54</text:p>
          </table:table-cell>
          <table:table-cell office:value-type="float" office:value="0.756481" calcext:value-type="float">
            <text:p>0.756481</text:p>
          </table:table-cell>
          <table:table-cell office:value-type="float" office:value="0.566159" calcext:value-type="float">
            <text:p>0.566159</text:p>
          </table:table-cell>
          <table:table-cell office:value-type="float" office:value="0.00175937768551877" calcext:value-type="float">
            <text:p>0.0017593777</text:p>
          </table:table-cell>
          <table:table-cell office:value-type="float" office:value="0.845437" calcext:value-type="float">
            <text:p>0.845437</text:p>
          </table:table-cell>
          <table:table-cell office:value-type="float" office:value="0.614013" calcext:value-type="float">
            <text:p>0.614013</text:p>
          </table:table-cell>
          <table:table-cell office:value-type="float" office:value="0.000526578872775971" calcext:value-type="float">
            <text:p>0.0005265789</text:p>
          </table:table-cell>
          <table:table-cell office:value-type="string" calcext:value-type="string">
            <text:p>Nesbit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risores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./oconnor.cicran</text:p>
          </table:table-cell>
          <table:table-cell office:value-type="float" office:value="55" calcext:value-type="float">
            <text:p>55</text:p>
          </table:table-cell>
          <table:table-cell office:value-type="float" office:value="0.76" calcext:value-type="float">
            <text:p>0.76</text:p>
          </table:table-cell>
          <table:table-cell office:value-type="float" office:value="0.698935" calcext:value-type="float">
            <text:p>0.698935</text:p>
          </table:table-cell>
          <table:table-cell office:value-type="float" office:value="0.230621218740305" calcext:value-type="float">
            <text:p>0.2306212187</text:p>
          </table:table-cell>
          <table:table-cell office:value-type="float" office:value="0.803571" calcext:value-type="float">
            <text:p>0.803571</text:p>
          </table:table-cell>
          <table:table-cell office:value-type="float" office:value="0.715171" calcext:value-type="float">
            <text:p>0.715171</text:p>
          </table:table-cell>
          <table:table-cell office:value-type="float" office:value="0.131246434363355" calcext:value-type="float">
            <text:p>0.1312464344</text:p>
          </table:table-cell>
          <table:table-cell office:value-type="string" calcext:value-type="string">
            <text:p>O'Conno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nantiornithines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./osi.cicran</text:p>
          </table:table-cell>
          <table:table-cell office:value-type="float" office:value="56" calcext:value-type="float">
            <text:p>56</text:p>
          </table:table-cell>
          <table:table-cell office:value-type="float" office:value="0.625969" calcext:value-type="float">
            <text:p>0.625969</text:p>
          </table:table-cell>
          <table:table-cell office:value-type="float" office:value="0.598214" calcext:value-type="float">
            <text:p>0.598214</text:p>
          </table:table-cell>
          <table:table-cell office:value-type="float" office:value="0.682831416696466" calcext:value-type="float">
            <text:p>0.6828314167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.527381" calcext:value-type="float">
            <text:p>0.527381</text:p>
          </table:table-cell>
          <table:table-cell office:value-type="float" office:value="0.0000250494687866354" calcext:value-type="float">
            <text:p>2.50494687866354E-005</text:p>
          </table:table-cell>
          <table:table-cell office:value-type="string" calcext:value-type="string">
            <text:p>Os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kylosauria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./palci.cicran</text:p>
          </table:table-cell>
          <table:table-cell office:value-type="float" office:value="57" calcext:value-type="float">
            <text:p>57</text:p>
          </table:table-cell>
          <table:table-cell office:value-type="float" office:value="0.594219" calcext:value-type="float">
            <text:p>0.594219</text:p>
          </table:table-cell>
          <table:table-cell office:value-type="float" office:value="0.639121" calcext:value-type="float">
            <text:p>0.639121</text:p>
          </table:table-cell>
          <table:table-cell office:value-type="float" office:value="0.094048943263678" calcext:value-type="float">
            <text:p>0.0940489433</text:p>
          </table:table-cell>
          <table:table-cell office:value-type="float" office:value="0.683113" calcext:value-type="float">
            <text:p>0.683113</text:p>
          </table:table-cell>
          <table:table-cell office:value-type="float" office:value="0.764118" calcext:value-type="float">
            <text:p>0.764118</text:p>
          </table:table-cell>
          <table:table-cell office:value-type="float" office:value="0.0919663248136761" calcext:value-type="float">
            <text:p>0.0919663248</text:p>
          </table:table-cell>
          <table:table-cell office:value-type="string" calcext:value-type="string">
            <text:p>Palc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rpentes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./parenti.cicran</text:p>
          </table:table-cell>
          <table:table-cell office:value-type="float" office:value="58" calcext:value-type="float">
            <text:p>58</text:p>
          </table:table-cell>
          <table:table-cell office:value-type="float" office:value="0.843694" calcext:value-type="float">
            <text:p>0.843694</text:p>
          </table:table-cell>
          <table:table-cell office:value-type="float" office:value="0.644257" calcext:value-type="float">
            <text:p>0.644257</text:p>
          </table:table-cell>
          <table:table-cell office:value-type="float" office:value="1.92194701089112E-016" calcext:value-type="float">
            <text:p>1.92194701089112E-016</text:p>
          </table:table-cell>
          <table:table-cell office:value-type="float" office:value="0.913342" calcext:value-type="float">
            <text:p>0.913342</text:p>
          </table:table-cell>
          <table:table-cell office:value-type="float" office:value="0.685829" calcext:value-type="float">
            <text:p>0.685829</text:p>
          </table:table-cell>
          <table:table-cell office:value-type="float" office:value="8.84425301803992E-024" calcext:value-type="float">
            <text:p>8.84425301803992E-024</text:p>
          </table:table-cell>
          <table:table-cell office:value-type="string" calcext:value-type="string">
            <text:p>Parent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drianichthyidae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./parilla.cicran</text:p>
          </table:table-cell>
          <table:table-cell office:value-type="float" office:value="59" calcext:value-type="float">
            <text:p>59</text:p>
          </table:table-cell>
          <table:table-cell office:value-type="float" office:value="0.692115" calcext:value-type="float">
            <text:p>0.692115</text:p>
          </table:table-cell>
          <table:table-cell office:value-type="float" office:value="0.883333" calcext:value-type="float">
            <text:p>0.883333</text:p>
          </table:table-cell>
          <table:table-cell office:value-type="float" office:value="5.23119347753894E-020" calcext:value-type="float">
            <text:p>5.23119347753894E-020</text:p>
          </table:table-cell>
          <table:table-cell office:value-type="float" office:value="0.768732" calcext:value-type="float">
            <text:p>0.768732</text:p>
          </table:table-cell>
          <table:table-cell office:value-type="float" office:value="0.933757" calcext:value-type="float">
            <text:p>0.933757</text:p>
          </table:table-cell>
          <table:table-cell office:value-type="float" office:value="2.7381759917635E-019" calcext:value-type="float">
            <text:p>2.7381759917635E-019</text:p>
          </table:table-cell>
          <table:table-cell office:value-type="string" calcext:value-type="string">
            <text:p>Parilla-B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etriorhynchoidea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./phillips.cicran</text:p>
          </table:table-cell>
          <table:table-cell office:value-type="float" office:value="60" calcext:value-type="float">
            <text:p>60</text:p>
          </table:table-cell>
          <table:table-cell office:value-type="float" office:value="0.543013" calcext:value-type="float">
            <text:p>0.543013</text:p>
          </table:table-cell>
          <table:table-cell office:value-type="float" office:value="0.625017" calcext:value-type="float">
            <text:p>0.625017</text:p>
          </table:table-cell>
          <table:table-cell office:value-type="float" office:value="1.89119121890485E-124" calcext:value-type="float">
            <text:p>1.89119121890485E-124</text:p>
          </table:table-cell>
          <table:table-cell office:value-type="float" office:value="0.745461" calcext:value-type="float">
            <text:p>0.745461</text:p>
          </table:table-cell>
          <table:table-cell office:value-type="float" office:value="0.841342" calcext:value-type="float">
            <text:p>0.841342</text:p>
          </table:table-cell>
          <table:table-cell office:value-type="float" office:value="5.63824521682869E-303" calcext:value-type="float">
            <text:p>5.63824521682869E-303</text:p>
          </table:table-cell>
          <table:table-cell office:value-type="string" calcext:value-type="string">
            <text:p>Phillip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onotreme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./pine.cicran</text:p>
          </table:table-cell>
          <table:table-cell office:value-type="float" office:value="61" calcext:value-type="float">
            <text:p>61</text:p>
          </table:table-cell>
          <table:table-cell office:value-type="float" office:value="0.371195" calcext:value-type="float">
            <text:p>0.371195</text:p>
          </table:table-cell>
          <table:table-cell office:value-type="float" office:value="0.388177" calcext:value-type="float">
            <text:p>0.388177</text:p>
          </table:table-cell>
          <table:table-cell office:value-type="float" office:value="0.0126873685748634" calcext:value-type="float">
            <text:p>0.0126873686</text:p>
          </table:table-cell>
          <table:table-cell office:value-type="float" office:value="0.489033" calcext:value-type="float">
            <text:p>0.489033</text:p>
          </table:table-cell>
          <table:table-cell office:value-type="float" office:value="0.370299" calcext:value-type="float">
            <text:p>0.370299</text:p>
          </table:table-cell>
          <table:table-cell office:value-type="float" office:value="0.00163609622050045" calcext:value-type="float">
            <text:p>0.0016360962</text:p>
          </table:table-cell>
          <table:table-cell office:value-type="string" calcext:value-type="string">
            <text:p>P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yzomyini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./pujos.cicran</text:p>
          </table:table-cell>
          <table:table-cell office:value-type="float" office:value="62" calcext:value-type="float">
            <text:p>62</text:p>
          </table:table-cell>
          <table:table-cell office:value-type="float" office:value="0.502619" calcext:value-type="float">
            <text:p>0.502619</text:p>
          </table:table-cell>
          <table:table-cell office:value-type="float" office:value="0.610294" calcext:value-type="float">
            <text:p>0.610294</text:p>
          </table:table-cell>
          <table:table-cell office:value-type="float" office:value="0.00656375249993115" calcext:value-type="float">
            <text:p>0.0065637525</text:p>
          </table:table-cell>
          <table:table-cell office:value-type="float" office:value="0.666639" calcext:value-type="float">
            <text:p>0.666639</text:p>
          </table:table-cell>
          <table:table-cell office:value-type="float" office:value="0.620588" calcext:value-type="float">
            <text:p>0.620588</text:p>
          </table:table-cell>
          <table:table-cell office:value-type="float" office:value="0.183244881324615" calcext:value-type="float">
            <text:p>0.1832448813</text:p>
          </table:table-cell>
          <table:table-cell office:value-type="string" calcext:value-type="string">
            <text:p>Pujo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olivora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./ruta.cicran</text:p>
          </table:table-cell>
          <table:table-cell office:value-type="float" office:value="63" calcext:value-type="float">
            <text:p>63</text:p>
          </table:table-cell>
          <table:table-cell office:value-type="float" office:value="0.465515" calcext:value-type="float">
            <text:p>0.465515</text:p>
          </table:table-cell>
          <table:table-cell office:value-type="float" office:value="0.470236" calcext:value-type="float">
            <text:p>0.470236</text:p>
          </table:table-cell>
          <table:table-cell office:value-type="float" office:value="0.011831205030065" calcext:value-type="float">
            <text:p>0.011831205</text:p>
          </table:table-cell>
          <table:table-cell office:value-type="float" office:value="0.565897" calcext:value-type="float">
            <text:p>0.565897</text:p>
          </table:table-cell>
          <table:table-cell office:value-type="float" office:value="0.621876" calcext:value-type="float">
            <text:p>0.621876</text:p>
          </table:table-cell>
          <table:table-cell office:value-type="float" office:value="0.0000457223180913206" calcext:value-type="float">
            <text:p>4.57223180913206E-005</text:p>
          </table:table-cell>
          <table:table-cell office:value-type="string" calcext:value-type="string">
            <text:p>Ru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issamphibia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./sanchez.cicran</text:p>
          </table:table-cell>
          <table:table-cell office:value-type="float" office:value="64" calcext:value-type="float">
            <text:p>64</text:p>
          </table:table-cell>
          <table:table-cell office:value-type="float" office:value="0.587443" calcext:value-type="float">
            <text:p>0.587443</text:p>
          </table:table-cell>
          <table:table-cell office:value-type="float" office:value="0.652062" calcext:value-type="float">
            <text:p>0.652062</text:p>
          </table:table-cell>
          <table:table-cell office:value-type="float" office:value="0.158755812003607" calcext:value-type="float">
            <text:p>0.158755812</text:p>
          </table:table-cell>
          <table:table-cell office:value-type="float" office:value="0.599658" calcext:value-type="float">
            <text:p>0.599658</text:p>
          </table:table-cell>
          <table:table-cell office:value-type="float" office:value="0.723359" calcext:value-type="float">
            <text:p>0.723359</text:p>
          </table:table-cell>
          <table:table-cell office:value-type="float" office:value="0.0188293072734828" calcext:value-type="float">
            <text:p>0.0188293073</text:p>
          </table:table-cell>
          <table:table-cell office:value-type="string" calcext:value-type="string">
            <text:p>Sanchez-Villagr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alpidae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./sereno08.cicran</text:p>
          </table:table-cell>
          <table:table-cell office:value-type="float" office:value="65" calcext:value-type="float">
            <text:p>65</text:p>
          </table:table-cell>
          <table:table-cell office:value-type="float" office:value="0.898649" calcext:value-type="float">
            <text:p>0.898649</text:p>
          </table:table-cell>
          <table:table-cell office:value-type="float" office:value="0.692029" calcext:value-type="float">
            <text:p>0.692029</text:p>
          </table:table-cell>
          <table:table-cell office:value-type="float" office:value="0.000000000138629990462172" calcext:value-type="float">
            <text:p>1.38629990462172E-010</text:p>
          </table:table-cell>
          <table:table-cell office:value-type="float" office:value="0.837838" calcext:value-type="float">
            <text:p>0.837838</text:p>
          </table:table-cell>
          <table:table-cell office:value-type="float" office:value="0.525362" calcext:value-type="float">
            <text:p>0.525362</text:p>
          </table:table-cell>
          <table:table-cell office:value-type="float" office:value="0.000000000877734336804684" calcext:value-type="float">
            <text:p>8.77734336804684E-010</text:p>
          </table:table-cell>
          <table:table-cell office:value-type="string" calcext:value-type="string">
            <text:p>Sere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rcharodontosaurids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./shimada.cicran</text:p>
          </table:table-cell>
          <table:table-cell office:value-type="float" office:value="66" calcext:value-type="float">
            <text:p>66</text:p>
          </table:table-cell>
          <table:table-cell office:value-type="float" office:value="0.551583" calcext:value-type="float">
            <text:p>0.551583</text:p>
          </table:table-cell>
          <table:table-cell office:value-type="float" office:value="0.768889" calcext:value-type="float">
            <text:p>0.768889</text:p>
          </table:table-cell>
          <table:table-cell office:value-type="float" office:value="0.0000000172440654949744" calcext:value-type="float">
            <text:p>1.72440654949744E-008</text:p>
          </table:table-cell>
          <table:table-cell office:value-type="float" office:value="0.528869" calcext:value-type="float">
            <text:p>0.528869</text:p>
          </table:table-cell>
          <table:table-cell office:value-type="float" office:value="0.821333" calcext:value-type="float">
            <text:p>0.821333</text:p>
          </table:table-cell>
          <table:table-cell office:value-type="float" office:value="0.000000000373844224633534" calcext:value-type="float">
            <text:p>3.73844224633534E-010</text:p>
          </table:table-cell>
          <table:table-cell office:value-type="string" calcext:value-type="string">
            <text:p>Shimad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mniformes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./sigurdsen.cicran</text:p>
          </table:table-cell>
          <table:table-cell office:value-type="float" office:value="67" calcext:value-type="float">
            <text:p>67</text:p>
          </table:table-cell>
          <table:table-cell office:value-type="float" office:value="0.638271" calcext:value-type="float">
            <text:p>0.638271</text:p>
          </table:table-cell>
          <table:table-cell office:value-type="float" office:value="0.725" calcext:value-type="float">
            <text:p>0.725</text:p>
          </table:table-cell>
          <table:table-cell office:value-type="float" office:value="0.196855253610655" calcext:value-type="float">
            <text:p>0.1968552536</text:p>
          </table:table-cell>
          <table:table-cell office:value-type="float" office:value="0.724866" calcext:value-type="float">
            <text:p>0.724866</text:p>
          </table:table-cell>
          <table:table-cell office:value-type="float" office:value="0.657857" calcext:value-type="float">
            <text:p>0.657857</text:p>
          </table:table-cell>
          <table:table-cell office:value-type="float" office:value="0.837341784938882" calcext:value-type="float">
            <text:p>0.8373417849</text:p>
          </table:table-cell>
          <table:table-cell office:value-type="string" calcext:value-type="string">
            <text:p>Sigurds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urioidea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./simm08.cicran</text:p>
          </table:table-cell>
          <table:table-cell office:value-type="float" office:value="69" calcext:value-type="float">
            <text:p>69</text:p>
          </table:table-cell>
          <table:table-cell office:value-type="float" office:value="0.523758" calcext:value-type="float">
            <text:p>0.523758</text:p>
          </table:table-cell>
          <table:table-cell office:value-type="float" office:value="0.521059" calcext:value-type="float">
            <text:p>0.521059</text:p>
          </table:table-cell>
          <table:table-cell office:value-type="float" office:value="0.776131228520693" calcext:value-type="float">
            <text:p>0.7761312285</text:p>
          </table:table-cell>
          <table:table-cell office:value-type="float" office:value="0.615559" calcext:value-type="float">
            <text:p>0.615559</text:p>
          </table:table-cell>
          <table:table-cell office:value-type="float" office:value="0.585604" calcext:value-type="float">
            <text:p>0.585604</text:p>
          </table:table-cell>
          <table:table-cell office:value-type="float" office:value="0.299023272835642" calcext:value-type="float">
            <text:p>0.2990232728</text:p>
          </table:table-cell>
          <table:table-cell office:value-type="string" calcext:value-type="string">
            <text:p>Simmo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ormoopidae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./simmons01.cicran</text:p>
          </table:table-cell>
          <table:table-cell office:value-type="float" office:value="68" calcext:value-type="float">
            <text:p>68</text:p>
          </table:table-cell>
          <table:table-cell office:value-type="float" office:value="0.539116" calcext:value-type="float">
            <text:p>0.539116</text:p>
          </table:table-cell>
          <table:table-cell office:value-type="float" office:value="0.586254" calcext:value-type="float">
            <text:p>0.586254</text:p>
          </table:table-cell>
          <table:table-cell office:value-type="float" office:value="0.500908463912381" calcext:value-type="float">
            <text:p>0.5009084639</text:p>
          </table:table-cell>
          <table:table-cell office:value-type="float" office:value="0.526221" calcext:value-type="float">
            <text:p>0.526221</text:p>
          </table:table-cell>
          <table:table-cell office:value-type="float" office:value="0.598527" calcext:value-type="float">
            <text:p>0.598527</text:p>
          </table:table-cell>
          <table:table-cell office:value-type="float" office:value="0.119487724275275" calcext:value-type="float">
            <text:p>0.1194877243</text:p>
          </table:table-cell>
          <table:table-cell office:value-type="string" calcext:value-type="string">
            <text:p>Simmon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roptera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./skutchas.cicran</text:p>
          </table:table-cell>
          <table:table-cell office:value-type="float" office:value="70" calcext:value-type="float">
            <text:p>70</text:p>
          </table:table-cell>
          <table:table-cell office:value-type="float" office:value="0.511756" calcext:value-type="float">
            <text:p>0.511756</text:p>
          </table:table-cell>
          <table:table-cell office:value-type="float" office:value="0.557809" calcext:value-type="float">
            <text:p>0.557809</text:p>
          </table:table-cell>
          <table:table-cell office:value-type="float" office:value="0.678952417078969" calcext:value-type="float">
            <text:p>0.6789524171</text:p>
          </table:table-cell>
          <table:table-cell office:value-type="float" office:value="0.539435" calcext:value-type="float">
            <text:p>0.539435</text:p>
          </table:table-cell>
          <table:table-cell office:value-type="float" office:value="0.595278" calcext:value-type="float">
            <text:p>0.595278</text:p>
          </table:table-cell>
          <table:table-cell office:value-type="float" office:value="0.167639485681128" calcext:value-type="float">
            <text:p>0.1676394857</text:p>
          </table:table-cell>
          <table:table-cell office:value-type="string" calcext:value-type="string">
            <text:p>Skutch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lamanders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./smith07.cicran</text:p>
          </table:table-cell>
          <table:table-cell office:value-type="float" office:value="71" calcext:value-type="float">
            <text:p>71</text:p>
          </table:table-cell>
          <table:table-cell office:value-type="float" office:value="0.550072" calcext:value-type="float">
            <text:p>0.550072</text:p>
          </table:table-cell>
          <table:table-cell office:value-type="float" office:value="0.533186" calcext:value-type="float">
            <text:p>0.533186</text:p>
          </table:table-cell>
          <table:table-cell office:value-type="float" office:value="0.0477188923362307" calcext:value-type="float">
            <text:p>0.0477188923</text:p>
          </table:table-cell>
          <table:table-cell office:value-type="float" office:value="0.635194" calcext:value-type="float">
            <text:p>0.635194</text:p>
          </table:table-cell>
          <table:table-cell office:value-type="float" office:value="0.615973" calcext:value-type="float">
            <text:p>0.615973</text:p>
          </table:table-cell>
          <table:table-cell office:value-type="float" office:value="0.0800949478708801" calcext:value-type="float">
            <text:p>0.0800949479</text:p>
          </table:table-cell>
          <table:table-cell office:value-type="string" calcext:value-type="string">
            <text:p>Smit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lateosauria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./smith10pv2.cicran</text:p>
          </table:table-cell>
          <table:table-cell office:value-type="float" office:value="72" calcext:value-type="float">
            <text:p>72</text:p>
          </table:table-cell>
          <table:table-cell office:value-type="float" office:value="0.62235" calcext:value-type="float">
            <text:p>0.62235</text:p>
          </table:table-cell>
          <table:table-cell office:value-type="float" office:value="0.581282" calcext:value-type="float">
            <text:p>0.581282</text:p>
          </table:table-cell>
          <table:table-cell office:value-type="float" office:value="0.0118863072296862" calcext:value-type="float">
            <text:p>0.0118863072</text:p>
          </table:table-cell>
          <table:table-cell office:value-type="float" office:value="0.813456" calcext:value-type="float">
            <text:p>0.813456</text:p>
          </table:table-cell>
          <table:table-cell office:value-type="float" office:value="0.796353" calcext:value-type="float">
            <text:p>0.796353</text:p>
          </table:table-cell>
          <table:table-cell office:value-type="float" office:value="0.0576398324819486" calcext:value-type="float">
            <text:p>0.0576398325</text:p>
          </table:table-cell>
          <table:table-cell office:value-type="string" calcext:value-type="string">
            <text:p>Smit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lecaniformes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./smith11.cicran</text:p>
          </table:table-cell>
          <table:table-cell office:value-type="float" office:value="73" calcext:value-type="float">
            <text:p>73</text:p>
          </table:table-cell>
          <table:table-cell office:value-type="float" office:value="0.312802" calcext:value-type="float">
            <text:p>0.312802</text:p>
          </table:table-cell>
          <table:table-cell office:value-type="float" office:value="0.330927" calcext:value-type="float">
            <text:p>0.330927</text:p>
          </table:table-cell>
          <table:table-cell office:value-type="float" office:value="0.0357616109696733" calcext:value-type="float">
            <text:p>0.035761611</text:p>
          </table:table-cell>
          <table:table-cell office:value-type="float" office:value="0.648387" calcext:value-type="float">
            <text:p>0.648387</text:p>
          </table:table-cell>
          <table:table-cell office:value-type="float" office:value="0.686293" calcext:value-type="float">
            <text:p>0.686293</text:p>
          </table:table-cell>
          <table:table-cell office:value-type="float" office:value="0.00000000205625353337588" calcext:value-type="float">
            <text:p>2.05625353337588E-009</text:p>
          </table:table-cell>
          <table:table-cell office:value-type="string" calcext:value-type="string">
            <text:p>Smit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callinae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./sparks.cicran</text:p>
          </table:table-cell>
          <table:table-cell office:value-type="float" office:value="74" calcext:value-type="float">
            <text:p>74</text:p>
          </table:table-cell>
          <table:table-cell office:value-type="float" office:value="0.89" calcext:value-type="float">
            <text:p>0.89</text:p>
          </table:table-cell>
          <table:table-cell office:value-type="float" office:value="0.832576" calcext:value-type="float">
            <text:p>0.832576</text:p>
          </table:table-cell>
          <table:table-cell office:value-type="float" office:value="0.197883465652064" calcext:value-type="float">
            <text:p>0.1978834657</text:p>
          </table:table-cell>
          <table:table-cell office:value-type="float" office:value="0.959619" calcext:value-type="float">
            <text:p>0.959619</text:p>
          </table:table-cell>
          <table:table-cell office:value-type="float" office:value="0.893521" calcext:value-type="float">
            <text:p>0.893521</text:p>
          </table:table-cell>
          <table:table-cell office:value-type="float" office:value="0.163919933602966" calcext:value-type="float">
            <text:p>0.1639199336</text:p>
          </table:table-cell>
          <table:table-cell office:value-type="string" calcext:value-type="string">
            <text:p>Spark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troplinae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./spaulding.cicran</text:p>
          </table:table-cell>
          <table:table-cell office:value-type="float" office:value="75" calcext:value-type="float">
            <text:p>75</text:p>
          </table:table-cell>
          <table:table-cell office:value-type="float" office:value="0.326072" calcext:value-type="float">
            <text:p>0.326072</text:p>
          </table:table-cell>
          <table:table-cell office:value-type="float" office:value="0.443808" calcext:value-type="float">
            <text:p>0.443808</text:p>
          </table:table-cell>
          <table:table-cell office:value-type="float" office:value="0.00000342762026581093" calcext:value-type="float">
            <text:p>3.42762026581093E-006</text:p>
          </table:table-cell>
          <table:table-cell office:value-type="float" office:value="0.425647" calcext:value-type="float">
            <text:p>0.425647</text:p>
          </table:table-cell>
          <table:table-cell office:value-type="float" office:value="0.590256" calcext:value-type="float">
            <text:p>0.590256</text:p>
          </table:table-cell>
          <table:table-cell office:value-type="float" office:value="0.000000167032073848578" calcext:value-type="float">
            <text:p>0.000000167</text:p>
          </table:table-cell>
          <table:table-cell office:value-type="string" calcext:value-type="string">
            <text:p>Spauldin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rtiodactyla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./sues08.cicran</text:p>
          </table:table-cell>
          <table:table-cell office:value-type="float" office:value="76" calcext:value-type="float">
            <text:p>76</text:p>
          </table:table-cell>
          <table:table-cell office:value-type="float" office:value="0.796569" calcext:value-type="float">
            <text:p>0.796569</text:p>
          </table:table-cell>
          <table:table-cell office:value-type="float" office:value="0.657407" calcext:value-type="float">
            <text:p>0.657407</text:p>
          </table:table-cell>
          <table:table-cell office:value-type="float" office:value="0.0437227506378045" calcext:value-type="float">
            <text:p>0.0437227506</text:p>
          </table:table-cell>
          <table:table-cell office:value-type="float" office:value="0.784314" calcext:value-type="float">
            <text:p>0.784314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00377483403537028" calcext:value-type="float">
            <text:p>0.003774834</text:p>
          </table:table-cell>
          <table:table-cell office:value-type="string" calcext:value-type="string">
            <text:p>Su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rareptilia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./sues09.cicran</text:p>
          </table:table-cell>
          <table:table-cell office:value-type="float" office:value="77" calcext:value-type="float">
            <text:p>77</text:p>
          </table:table-cell>
          <table:table-cell office:value-type="float" office:value="0.279873" calcext:value-type="float">
            <text:p>0.279873</text:p>
          </table:table-cell>
          <table:table-cell office:value-type="float" office:value="0.30518" calcext:value-type="float">
            <text:p>0.30518</text:p>
          </table:table-cell>
          <table:table-cell office:value-type="float" office:value="0.0448168575121797" calcext:value-type="float">
            <text:p>0.0448168575</text:p>
          </table:table-cell>
          <table:table-cell office:value-type="float" office:value="0.492235" calcext:value-type="float">
            <text:p>0.492235</text:p>
          </table:table-cell>
          <table:table-cell office:value-type="float" office:value="0.403895" calcext:value-type="float">
            <text:p>0.403895</text:p>
          </table:table-cell>
          <table:table-cell office:value-type="float" office:value="0.000234539160874803" calcext:value-type="float">
            <text:p>0.0002345392</text:p>
          </table:table-cell>
          <table:table-cell office:value-type="string" calcext:value-type="string">
            <text:p>Su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guanodontidae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./swartz09.cicran</text:p>
          </table:table-cell>
          <table:table-cell office:value-type="float" office:value="78" calcext:value-type="float">
            <text:p>78</text:p>
          </table:table-cell>
          <table:table-cell office:value-type="float" office:value="0.704613" calcext:value-type="float">
            <text:p>0.704613</text:p>
          </table:table-cell>
          <table:table-cell office:value-type="float" office:value="0.727419" calcext:value-type="float">
            <text:p>0.727419</text:p>
          </table:table-cell>
          <table:table-cell office:value-type="float" office:value="0.575305319914597" calcext:value-type="float">
            <text:p>0.5753053199</text:p>
          </table:table-cell>
          <table:table-cell office:value-type="float" office:value="0.769274" calcext:value-type="float">
            <text:p>0.769274</text:p>
          </table:table-cell>
          <table:table-cell office:value-type="float" office:value="0.804275" calcext:value-type="float">
            <text:p>0.804275</text:p>
          </table:table-cell>
          <table:table-cell office:value-type="float" office:value="0.630727330348672" calcext:value-type="float">
            <text:p>0.6307273303</text:p>
          </table:table-cell>
          <table:table-cell office:value-type="string" calcext:value-type="string">
            <text:p>Swart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ctinopterygii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./tsuji.cicran</text:p>
          </table:table-cell>
          <table:table-cell office:value-type="float" office:value="79" calcext:value-type="float">
            <text:p>79</text:p>
          </table:table-cell>
          <table:table-cell office:value-type="float" office:value="0.811328" calcext:value-type="float">
            <text:p>0.811328</text:p>
          </table:table-cell>
          <table:table-cell office:value-type="float" office:value="0.846667" calcext:value-type="float">
            <text:p>0.846667</text:p>
          </table:table-cell>
          <table:table-cell office:value-type="float" office:value="0.270570401666136" calcext:value-type="float">
            <text:p>0.2705704017</text:p>
          </table:table-cell>
          <table:table-cell office:value-type="float" office:value="0.776128" calcext:value-type="float">
            <text:p>0.776128</text:p>
          </table:table-cell>
          <table:table-cell office:value-type="float" office:value="0.820333" calcext:value-type="float">
            <text:p>0.820333</text:p>
          </table:table-cell>
          <table:table-cell office:value-type="float" office:value="0.3069403778319" calcext:value-type="float">
            <text:p>0.3069403778</text:p>
          </table:table-cell>
          <table:table-cell office:value-type="string" calcext:value-type="string">
            <text:p>Tsuj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eiasauria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./vallin.cicran</text:p>
          </table:table-cell>
          <table:table-cell office:value-type="float" office:value="80" calcext:value-type="float">
            <text:p>80</text:p>
          </table:table-cell>
          <table:table-cell office:value-type="float" office:value="0.43513" calcext:value-type="float">
            <text:p>0.43513</text:p>
          </table:table-cell>
          <table:table-cell office:value-type="float" office:value="0.537597" calcext:value-type="float">
            <text:p>0.537597</text:p>
          </table:table-cell>
          <table:table-cell office:value-type="float" office:value="3.06765457532733E-016" calcext:value-type="float">
            <text:p>3.06765457532733E-016</text:p>
          </table:table-cell>
          <table:table-cell office:value-type="float" office:value="0.67079" calcext:value-type="float">
            <text:p>0.67079</text:p>
          </table:table-cell>
          <table:table-cell office:value-type="float" office:value="0.729047" calcext:value-type="float">
            <text:p>0.729047</text:p>
          </table:table-cell>
          <table:table-cell office:value-type="float" office:value="0.000000451974450135626" calcext:value-type="float">
            <text:p>0.000000452</text:p>
          </table:table-cell>
          <table:table-cell office:value-type="string" calcext:value-type="string">
            <text:p>Vall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egocephali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./venc.cicran</text:p>
          </table:table-cell>
          <table:table-cell office:value-type="float" office:value="81" calcext:value-type="float">
            <text:p>81</text:p>
          </table:table-cell>
          <table:table-cell office:value-type="float" office:value="0.596491" calcext:value-type="float">
            <text:p>0.596491</text:p>
          </table:table-cell>
          <table:table-cell office:value-type="float" office:value="0.854167" calcext:value-type="float">
            <text:p>0.854167</text:p>
          </table:table-cell>
          <table:table-cell office:value-type="float" office:value="0.00397793634644916" calcext:value-type="float">
            <text:p>0.0039779363</text:p>
          </table:table-cell>
          <table:table-cell office:value-type="float" office:value="0.694737" calcext:value-type="float">
            <text:p>0.694737</text:p>
          </table:table-cell>
          <table:table-cell office:value-type="float" office:value="0.807292" calcext:value-type="float">
            <text:p>0.807292</text:p>
          </table:table-cell>
          <table:table-cell office:value-type="float" office:value="0.0571810641496725" calcext:value-type="float">
            <text:p>0.0571810641</text:p>
          </table:table-cell>
          <table:table-cell office:value-type="string" calcext:value-type="string">
            <text:p>Vencz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udata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./viera12.cicran</text:p>
          </table:table-cell>
          <table:table-cell office:value-type="float" office:value="82" calcext:value-type="float">
            <text:p>82</text:p>
          </table:table-cell>
          <table:table-cell office:value-type="float" office:value="0.829167" calcext:value-type="float">
            <text:p>0.829167</text:p>
          </table:table-cell>
          <table:table-cell office:value-type="float" office:value="0.744643" calcext:value-type="float">
            <text:p>0.744643</text:p>
          </table:table-cell>
          <table:table-cell office:value-type="float" office:value="0.0524136420922178" calcext:value-type="float">
            <text:p>0.0524136421</text:p>
          </table:table-cell>
          <table:table-cell office:value-type="float" office:value="0.844167" calcext:value-type="float">
            <text:p>0.844167</text:p>
          </table:table-cell>
          <table:table-cell office:value-type="float" office:value="0.665476" calcext:value-type="float">
            <text:p>0.665476</text:p>
          </table:table-cell>
          <table:table-cell office:value-type="float" office:value="0.0111522907020114" calcext:value-type="float">
            <text:p>0.0111522907</text:p>
          </table:table-cell>
          <table:table-cell office:value-type="string" calcext:value-type="string">
            <text:p>Vieir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ytophanidae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./wilsonmurray08v2.cicran</text:p>
          </table:table-cell>
          <table:table-cell office:value-type="float" office:value="83" calcext:value-type="float">
            <text:p>83</text:p>
          </table:table-cell>
          <table:table-cell office:value-type="float" office:value="0.614334" calcext:value-type="float">
            <text:p>0.614334</text:p>
          </table:table-cell>
          <table:table-cell office:value-type="float" office:value="0.602679" calcext:value-type="float">
            <text:p>0.602679</text:p>
          </table:table-cell>
          <table:table-cell office:value-type="float" office:value="0.891131984760154" calcext:value-type="float">
            <text:p>0.8911319848</text:p>
          </table:table-cell>
          <table:table-cell office:value-type="float" office:value="0.749407" calcext:value-type="float">
            <text:p>0.749407</text:p>
          </table:table-cell>
          <table:table-cell office:value-type="float" office:value="0.753137" calcext:value-type="float">
            <text:p>0.753137</text:p>
          </table:table-cell>
          <table:table-cell office:value-type="float" office:value="0.885340903869925" calcext:value-type="float">
            <text:p>0.8853409039</text:p>
          </table:table-cell>
          <table:table-cell office:value-type="string" calcext:value-type="string">
            <text:p>Wils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Osteoglossomorpha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./xugao11.cicran</text:p>
          </table:table-cell>
          <table:table-cell office:value-type="float" office:value="84" calcext:value-type="float">
            <text:p>84</text:p>
          </table:table-cell>
          <table:table-cell office:value-type="float" office:value="0.680492" calcext:value-type="float">
            <text:p>0.680492</text:p>
          </table:table-cell>
          <table:table-cell office:value-type="float" office:value="0.716026" calcext:value-type="float">
            <text:p>0.716026</text:p>
          </table:table-cell>
          <table:table-cell office:value-type="float" office:value="0.32532124538228" calcext:value-type="float">
            <text:p>0.3253212454</text:p>
          </table:table-cell>
          <table:table-cell office:value-type="float" office:value="0.690007" calcext:value-type="float">
            <text:p>0.690007</text:p>
          </table:table-cell>
          <table:table-cell office:value-type="float" office:value="0.741453" calcext:value-type="float">
            <text:p>0.741453</text:p>
          </table:table-cell>
          <table:table-cell office:value-type="float" office:value="0.122153543376388" calcext:value-type="float">
            <text:p>0.1221535434</text:p>
          </table:table-cell>
          <table:table-cell office:value-type="string" calcext:value-type="string">
            <text:p>X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anilepiformes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./zanno.cicran</text:p>
          </table:table-cell>
          <table:table-cell office:value-type="float" office:value="85" calcext:value-type="float">
            <text:p>85</text:p>
          </table:table-cell>
          <table:table-cell office:value-type="float" office:value="0.617083" calcext:value-type="float">
            <text:p>0.617083</text:p>
          </table:table-cell>
          <table:table-cell office:value-type="float" office:value="0.608664" calcext:value-type="float">
            <text:p>0.608664</text:p>
          </table:table-cell>
          <table:table-cell office:value-type="float" office:value="0.937505907603399" calcext:value-type="float">
            <text:p>0.9375059076</text:p>
          </table:table-cell>
          <table:table-cell office:value-type="float" office:value="0.631369" calcext:value-type="float">
            <text:p>0.631369</text:p>
          </table:table-cell>
          <table:table-cell office:value-type="float" office:value="0.610324" calcext:value-type="float">
            <text:p>0.610324</text:p>
          </table:table-cell>
          <table:table-cell office:value-type="float" office:value="0.796805184845806" calcext:value-type="float">
            <text:p>0.7968051848</text:p>
          </table:table-cell>
          <table:table-cell office:value-type="string" calcext:value-type="string">
            <text:p>Zan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herizinosauria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number-columns-repeated="11"/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11"/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11"/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11"/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11"/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11"/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11"/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11"/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11"/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11"/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11"/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11"/>
          <table:table-cell office:value-type="float" office:value="31" calcext:value-type="float">
            <text:p>31</text:p>
          </table:table-cell>
        </table:table-row>
        <table:table-row table:style-name="ro2">
          <table:table-cell table:number-columns-repeated="11"/>
          <table:table-cell office:value-type="float" office:value="32" calcext:value-type="float">
            <text:p>32</text:p>
          </table:table-cell>
        </table:table-row>
        <table:table-row table:style-name="ro2">
          <table:table-cell table:number-columns-repeated="11"/>
          <table:table-cell office:value-type="float" office:value="33" calcext:value-type="float">
            <text:p>33</text:p>
          </table:table-cell>
        </table:table-row>
        <table:table-row table:style-name="ro2">
          <table:table-cell table:number-columns-repeated="11"/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</table:table-row>
        <table:table-row table:style-name="ro2">
          <table:table-cell table:number-columns-repeated="11"/>
          <table:table-cell office:value-type="float" office:value="36" calcext:value-type="float">
            <text:p>36</text:p>
          </table:table-cell>
        </table:table-row>
        <table:table-row table:style-name="ro2">
          <table:table-cell table:number-columns-repeated="11"/>
          <table:table-cell office:value-type="float" office:value="37" calcext:value-type="float">
            <text:p>37</text:p>
          </table:table-cell>
        </table:table-row>
        <table:table-row table:style-name="ro2">
          <table:table-cell table:number-columns-repeated="11"/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11"/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11"/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11"/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11"/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repeated="11"/>
          <table:table-cell office:value-type="float" office:value="43" calcext:value-type="float">
            <text:p>43</text:p>
          </table:table-cell>
        </table:table-row>
        <table:table-row table:style-name="ro2">
          <table:table-cell table:number-columns-repeated="11"/>
          <table:table-cell office:value-type="float" office:value="44" calcext:value-type="float">
            <text:p>44</text:p>
          </table:table-cell>
        </table:table-row>
        <table:table-row table:style-name="ro2">
          <table:table-cell table:number-columns-repeated="11"/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11"/>
          <table:table-cell office:value-type="float" office:value="46" calcext:value-type="float">
            <text:p>46</text:p>
          </table:table-cell>
        </table:table-row>
        <table:table-row table:style-name="ro2">
          <table:table-cell table:number-columns-repeated="11"/>
          <table:table-cell office:value-type="float" office:value="47" calcext:value-type="float">
            <text:p>47</text:p>
          </table:table-cell>
        </table:table-row>
        <table:table-row table:style-name="ro2">
          <table:table-cell table:number-columns-repeated="11"/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11"/>
          <table:table-cell office:value-type="float" office:value="49" calcext:value-type="float">
            <text:p>49</text:p>
          </table:table-cell>
        </table:table-row>
        <table:table-row table:style-name="ro2">
          <table:table-cell table:number-columns-repeated="11"/>
          <table:table-cell office:value-type="float" office:value="50" calcext:value-type="float">
            <text:p>50</text:p>
          </table:table-cell>
        </table:table-row>
        <table:table-row table:style-name="ro2">
          <table:table-cell table:number-columns-repeated="11"/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11"/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11"/>
          <table:table-cell office:value-type="float" office:value="53" calcext:value-type="float">
            <text:p>53</text:p>
          </table:table-cell>
        </table:table-row>
        <table:table-row table:style-name="ro2">
          <table:table-cell table:number-columns-repeated="11"/>
          <table:table-cell office:value-type="float" office:value="54" calcext:value-type="float">
            <text:p>54</text:p>
          </table:table-cell>
        </table:table-row>
        <table:table-row table:style-name="ro2">
          <table:table-cell table:number-columns-repeated="11"/>
          <table:table-cell office:value-type="float" office:value="55" calcext:value-type="float">
            <text:p>55</text:p>
          </table:table-cell>
        </table:table-row>
        <table:table-row table:style-name="ro2">
          <table:table-cell table:number-columns-repeated="11"/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11"/>
          <table:table-cell office:value-type="float" office:value="57" calcext:value-type="float">
            <text:p>57</text:p>
          </table:table-cell>
        </table:table-row>
        <table:table-row table:style-name="ro2">
          <table:table-cell table:number-columns-repeated="11"/>
          <table:table-cell office:value-type="float" office:value="58" calcext:value-type="float">
            <text:p>58</text:p>
          </table:table-cell>
        </table:table-row>
        <table:table-row table:style-name="ro2">
          <table:table-cell table:number-columns-repeated="11"/>
          <table:table-cell office:value-type="float" office:value="59" calcext:value-type="float">
            <text:p>59</text:p>
          </table:table-cell>
        </table:table-row>
        <table:table-row table:style-name="ro2">
          <table:table-cell table:number-columns-repeated="11"/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11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11"/>
          <table:table-cell office:value-type="float" office:value="62" calcext:value-type="float">
            <text:p>62</text:p>
          </table:table-cell>
        </table:table-row>
        <table:table-row table:style-name="ro2">
          <table:table-cell table:number-columns-repeated="11"/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11"/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11"/>
          <table:table-cell office:value-type="float" office:value="65" calcext:value-type="float">
            <text:p>65</text:p>
          </table:table-cell>
        </table:table-row>
        <table:table-row table:style-name="ro2">
          <table:table-cell table:number-columns-repeated="11"/>
          <table:table-cell office:value-type="float" office:value="66" calcext:value-type="float">
            <text:p>66</text:p>
          </table:table-cell>
        </table:table-row>
        <table:table-row table:style-name="ro2">
          <table:table-cell table:number-columns-repeated="11"/>
          <table:table-cell office:value-type="float" office:value="67" calcext:value-type="float">
            <text:p>67</text:p>
          </table:table-cell>
        </table:table-row>
        <table:table-row table:style-name="ro2">
          <table:table-cell table:number-columns-repeated="11"/>
          <table:table-cell office:value-type="float" office:value="68" calcext:value-type="float">
            <text:p>68</text:p>
          </table:table-cell>
        </table:table-row>
        <table:table-row table:style-name="ro2">
          <table:table-cell table:number-columns-repeated="11"/>
          <table:table-cell office:value-type="float" office:value="69" calcext:value-type="float">
            <text:p>69</text:p>
          </table:table-cell>
        </table:table-row>
        <table:table-row table:style-name="ro2">
          <table:table-cell table:number-columns-repeated="11"/>
          <table:table-cell office:value-type="float" office:value="70" calcext:value-type="float">
            <text:p>70</text:p>
          </table:table-cell>
        </table:table-row>
        <table:table-row table:style-name="ro2">
          <table:table-cell table:number-columns-repeated="11"/>
          <table:table-cell office:value-type="float" office:value="71" calcext:value-type="float">
            <text:p>71</text:p>
          </table:table-cell>
        </table:table-row>
        <table:table-row table:style-name="ro2" table:number-rows-repeated="1048436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Mounce</meta:initial-creator>
    <meta:creation-date>2014-12-23T16:06:26.142565310</meta:creation-date>
    <dc:date>2014-12-23T18:03:51.779051033</dc:date>
    <dc:creator>Ross Mounce</dc:creator>
    <meta:editing-duration>PT1H30M56S</meta:editing-duration>
    <meta:editing-cycles>11</meta:editing-cycles>
    <meta:generator>LibreOffice/4.3.3.2$Linux_X86_64 LibreOffice_project/430m0$Build-2</meta:generator>
    <meta:document-statistic meta:table-count="1" meta:cell-count="1085" meta:object-count="0"/>
  </office:meta>
</office:document-meta>
</file>